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6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1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5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6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29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1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11" table:number-columns-repeated="2" table:default-cell-style-name="ce1"/>
        <table:table-column table:style-name="co9" table:default-cell-style-name="ce32"/>
        <table:table-column table:style-name="co12" table:number-columns-repeated="16352" table:default-cell-style-name="ce1"/>
        <table:table-row table:style-name="ro1">
          <table:table-cell office:value-type="string" table:number-columns-spanned="32" table:number-rows-spanned="1" table:style-name="ce3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1" table:style-name="ce2"/>
          <table:table-cell office:value-type="string" table:style-name="ce2">
            <text:p>中 華 民 國 109 年 12 月 底</text:p>
          </table:table-cell>
          <table:table-cell table:number-columns-repeated="15" table:style-name="ce2"/>
          <table:table-cell table:number-columns-repeated="2" table:style-name="ce3"/>
          <table:table-cell office:value-type="string" table:style-name="ce4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4">
            <text:p>區域別</text:p>
          </table:table-cell>
          <table:table-cell office:value-type="string" table:number-columns-spanned="3" table:number-rows-spanned="1" table:style-name="ce35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36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9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38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7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8">
            <text:p>總 <text:s text:c="3"/>計</text:p>
          </table:table-cell>
          <table:table-cell office:value-type="float" office:value="23561236" table:style-name="ce9">
            <text:p>23,561,236</text:p>
          </table:table-cell>
          <table:table-cell office:value-type="float" office:value="11673765" table:style-name="ce9">
            <text:p>11,673,765</text:p>
          </table:table-cell>
          <table:table-cell office:value-type="float" office:value="11887471" table:style-name="ce9">
            <text:p>11,887,471</text:p>
          </table:table-cell>
          <table:table-cell office:value-type="float" office:value="925302" table:style-name="ce9">
            <text:p>925,302</text:p>
          </table:table-cell>
          <table:table-cell office:value-type="float" office:value="479321" table:style-name="ce9">
            <text:p>479,321</text:p>
          </table:table-cell>
          <table:table-cell office:value-type="float" office:value="445981" table:style-name="ce9">
            <text:p>445,981</text:p>
          </table:table-cell>
          <table:table-cell office:value-type="float" office:value="3.9272218146789926" table:style-name="ce10">
            <text:p>3.93</text:p>
          </table:table-cell>
          <table:table-cell office:value-type="float" office:value="1355073" table:style-name="ce9">
            <text:p>1,355,073</text:p>
          </table:table-cell>
          <table:table-cell office:value-type="float" office:value="701875" table:style-name="ce9">
            <text:p>701,875</text:p>
          </table:table-cell>
          <table:table-cell office:value-type="float" office:value="653198" table:style-name="ce9">
            <text:p>653,198</text:p>
          </table:table-cell>
          <table:table-cell office:value-type="float" office:value="5.7512814692743621" table:style-name="ce11">
            <text:p>5.75</text:p>
          </table:table-cell>
          <table:table-cell office:value-type="float" office:value="2352964" table:style-name="ce9">
            <text:p>2,352,964</text:p>
          </table:table-cell>
          <table:table-cell office:value-type="float" office:value="1219958" table:style-name="ce9">
            <text:p>1,219,958</text:p>
          </table:table-cell>
          <table:table-cell office:value-type="float" office:value="1133006" table:style-name="ce9">
            <text:p>1,133,006</text:p>
          </table:table-cell>
          <table:table-cell office:value-type="float" office:value="9.9865898376468873" table:style-name="ce10">
            <text:p>9.99</text:p>
          </table:table-cell>
          <table:table-cell office:value-type="float" office:value="2551576" table:style-name="ce9">
            <text:p>2,551,576</text:p>
          </table:table-cell>
          <table:table-cell office:value-type="float" office:value="1323778" table:style-name="ce9">
            <text:p>1,323,778</text:p>
          </table:table-cell>
          <table:table-cell office:value-type="float" office:value="1227798" table:style-name="ce9">
            <text:p>1,227,798</text:p>
          </table:table-cell>
          <table:table-cell office:value-type="float" office:value="10.829550707781205" table:style-name="ce10">
            <text:p>10.83</text:p>
          </table:table-cell>
          <table:table-cell office:value-type="float" office:value="1263003" table:style-name="ce9">
            <text:p>1,263,003</text:p>
          </table:table-cell>
          <table:table-cell office:value-type="float" office:value="660424" table:style-name="ce9">
            <text:p>660,424</text:p>
          </table:table-cell>
          <table:table-cell office:value-type="float" office:value="602579" table:style-name="ce9">
            <text:p>602,579</text:p>
          </table:table-cell>
          <table:table-cell office:value-type="float" office:value="5.3605124960337394" table:style-name="ce10">
            <text:p>5.36</text:p>
          </table:table-cell>
          <table:table-cell office:value-type="float" office:value="19443414" table:style-name="ce9">
            <text:p>19,443,414</text:p>
          </table:table-cell>
          <table:table-cell office:value-type="float" office:value="9531886" table:style-name="ce9">
            <text:p>9,531,886</text:p>
          </table:table-cell>
          <table:table-cell office:value-type="float" office:value="9911528" table:style-name="ce9">
            <text:p>9,911,528</text:p>
          </table:table-cell>
          <table:table-cell office:value-type="float" office:value="82.522894809083866" table:style-name="ce10">
            <text:p>82.52</text:p>
          </table:table-cell>
          <table:table-cell office:value-type="float" office:value="3787315" table:style-name="ce9">
            <text:p>3,787,315</text:p>
          </table:table-cell>
          <table:table-cell office:value-type="float" office:value="1726352" table:style-name="ce9">
            <text:p>1,726,352</text:p>
          </table:table-cell>
          <table:table-cell office:value-type="float" office:value="2060963" table:style-name="ce9">
            <text:p>2,060,963</text:p>
          </table:table-cell>
          <table:table-cell office:value-type="float" office:value="16.074347712488429" table:style-name="ce10">
            <text:p>16.07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4030954" table:style-name="ce13">
            <text:p>4,030,954</text:p>
          </table:table-cell>
          <table:table-cell office:value-type="float" office:value="1968355" table:style-name="ce13">
            <text:p>1,968,355</text:p>
          </table:table-cell>
          <table:table-cell office:value-type="float" office:value="2062599" table:style-name="ce13">
            <text:p>2,062,599</text:p>
          </table:table-cell>
          <table:table-cell office:value-type="float" office:value="147501" table:style-name="ce13">
            <text:p>147,501</text:p>
          </table:table-cell>
          <table:table-cell office:value-type="float" office:value="76107" table:style-name="ce13">
            <text:p>76,107</text:p>
          </table:table-cell>
          <table:table-cell office:value-type="float" office:value="71394" table:style-name="ce13">
            <text:p>71,394</text:p>
          </table:table-cell>
          <table:table-cell office:value-type="float" office:value="3.6592082172111113" table:style-name="ce14">
            <text:p>3.66</text:p>
          </table:table-cell>
          <table:table-cell office:value-type="float" office:value="218170" table:style-name="ce13">
            <text:p>218,170</text:p>
          </table:table-cell>
          <table:table-cell office:value-type="float" office:value="112710" table:style-name="ce13">
            <text:p>112,710</text:p>
          </table:table-cell>
          <table:table-cell office:value-type="float" office:value="105460" table:style-name="ce13">
            <text:p>105,460</text:p>
          </table:table-cell>
          <table:table-cell office:value-type="float" office:value="5.4123664025935296" table:style-name="ce15">
            <text:p>5.41</text:p>
          </table:table-cell>
          <table:table-cell office:value-type="float" office:value="383422" table:style-name="ce13">
            <text:p>383,422</text:p>
          </table:table-cell>
          <table:table-cell office:value-type="float" office:value="198346" table:style-name="ce13">
            <text:p>198,346</text:p>
          </table:table-cell>
          <table:table-cell office:value-type="float" office:value="185076" table:style-name="ce13">
            <text:p>185,076</text:p>
          </table:table-cell>
          <table:table-cell office:value-type="float" office:value="9.5119418380859724" table:style-name="ce14">
            <text:p>9.51</text:p>
          </table:table-cell>
          <table:table-cell office:value-type="float" office:value="415306" table:style-name="ce13">
            <text:p>415,306</text:p>
          </table:table-cell>
          <table:table-cell office:value-type="float" office:value="215099" table:style-name="ce13">
            <text:p>215,099</text:p>
          </table:table-cell>
          <table:table-cell office:value-type="float" office:value="200207" table:style-name="ce13">
            <text:p>200,207</text:p>
          </table:table-cell>
          <table:table-cell office:value-type="float" office:value="10.302920847025295" table:style-name="ce14">
            <text:p>10.30</text:p>
          </table:table-cell>
          <table:table-cell office:value-type="float" office:value="205522" table:style-name="ce13">
            <text:p>205,522</text:p>
          </table:table-cell>
          <table:table-cell office:value-type="float" office:value="107493" table:style-name="ce13">
            <text:p>107,493</text:p>
          </table:table-cell>
          <table:table-cell office:value-type="float" office:value="98029" table:style-name="ce13">
            <text:p>98,029</text:p>
          </table:table-cell>
          <table:table-cell office:value-type="float" office:value="5.0985945262585481" table:style-name="ce14">
            <text:p>5.10</text:p>
          </table:table-cell>
          <table:table-cell office:value-type="float" office:value="3359847" table:style-name="ce13">
            <text:p>3,359,847</text:p>
          </table:table-cell>
          <table:table-cell office:value-type="float" office:value="1619592" table:style-name="ce13">
            <text:p>1,619,592</text:p>
          </table:table-cell>
          <table:table-cell office:value-type="float" office:value="1740255" table:style-name="ce13">
            <text:p>1,740,255</text:p>
          </table:table-cell>
          <table:table-cell office:value-type="float" office:value="83.351162032610631" table:style-name="ce14">
            <text:p>83.35</text:p>
          </table:table-cell>
          <table:table-cell office:value-type="float" office:value="618261" table:style-name="ce13">
            <text:p>618,261</text:p>
          </table:table-cell>
          <table:table-cell office:value-type="float" office:value="278811" table:style-name="ce13">
            <text:p>278,811</text:p>
          </table:table-cell>
          <table:table-cell office:value-type="float" office:value="339450" table:style-name="ce13">
            <text:p>339,450</text:p>
          </table:table-cell>
          <table:table-cell office:value-type="float" office:value="15.337833177952415" table:style-name="ce14">
            <text:p>15.34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2602418" table:style-name="ce13">
            <text:p>2,602,418</text:p>
          </table:table-cell>
          <table:table-cell office:value-type="float" office:value="1238618" table:style-name="ce13">
            <text:p>1,238,618</text:p>
          </table:table-cell>
          <table:table-cell office:value-type="float" office:value="1363800" table:style-name="ce13">
            <text:p>1,363,800</text:p>
          </table:table-cell>
          <table:table-cell office:value-type="float" office:value="112764" table:style-name="ce13">
            <text:p>112,764</text:p>
          </table:table-cell>
          <table:table-cell office:value-type="float" office:value="58269" table:style-name="ce13">
            <text:p>58,269</text:p>
          </table:table-cell>
          <table:table-cell office:value-type="float" office:value="54495" table:style-name="ce13">
            <text:p>54,495</text:p>
          </table:table-cell>
          <table:table-cell office:value-type="float" office:value="4.3330471891909754" table:style-name="ce14">
            <text:p>4.33</text:p>
          </table:table-cell>
          <table:table-cell office:value-type="float" office:value="164552" table:style-name="ce13">
            <text:p>164,552</text:p>
          </table:table-cell>
          <table:table-cell office:value-type="float" office:value="84932" table:style-name="ce13">
            <text:p>84,932</text:p>
          </table:table-cell>
          <table:table-cell office:value-type="float" office:value="79620" table:style-name="ce13">
            <text:p>79,620</text:p>
          </table:table-cell>
          <table:table-cell office:value-type="float" office:value="6.3230426472611239" table:style-name="ce15">
            <text:p>6.32</text:p>
          </table:table-cell>
          <table:table-cell office:value-type="float" office:value="278885" table:style-name="ce13">
            <text:p>278,885</text:p>
          </table:table-cell>
          <table:table-cell office:value-type="float" office:value="144220" table:style-name="ce13">
            <text:p>144,220</text:p>
          </table:table-cell>
          <table:table-cell office:value-type="float" office:value="134665" table:style-name="ce13">
            <text:p>134,665</text:p>
          </table:table-cell>
          <table:table-cell office:value-type="float" office:value="10.716379920520071" table:style-name="ce14">
            <text:p>10.72</text:p>
          </table:table-cell>
          <table:table-cell office:value-type="float" office:value="300754" table:style-name="ce13">
            <text:p>300,754</text:p>
          </table:table-cell>
          <table:table-cell office:value-type="float" office:value="155644" table:style-name="ce13">
            <text:p>155,644</text:p>
          </table:table-cell>
          <table:table-cell office:value-type="float" office:value="145110" table:style-name="ce13">
            <text:p>145,110</text:p>
          </table:table-cell>
          <table:table-cell office:value-type="float" office:value="11.556713794632529" table:style-name="ce14">
            <text:p>11.56</text:p>
          </table:table-cell>
          <table:table-cell office:value-type="float" office:value="128364" table:style-name="ce13">
            <text:p>128,364</text:p>
          </table:table-cell>
          <table:table-cell office:value-type="float" office:value="66970" table:style-name="ce13">
            <text:p>66,970</text:p>
          </table:table-cell>
          <table:table-cell office:value-type="float" office:value="61394" table:style-name="ce13">
            <text:p>61,394</text:p>
          </table:table-cell>
          <table:table-cell office:value-type="float" office:value="4.9324897076488101" table:style-name="ce14">
            <text:p>4.93</text:p>
          </table:table-cell>
          <table:table-cell office:value-type="float" office:value="2149653" table:style-name="ce13">
            <text:p>2,149,653</text:p>
          </table:table-cell>
          <table:table-cell office:value-type="float" office:value="1003814" table:style-name="ce13">
            <text:p>1,003,814</text:p>
          </table:table-cell>
          <table:table-cell office:value-type="float" office:value="1145839" table:style-name="ce13">
            <text:p>1,145,839</text:p>
          </table:table-cell>
          <table:table-cell office:value-type="float" office:value="82.602141546822992" table:style-name="ce14">
            <text:p>82.60</text:p>
          </table:table-cell>
          <table:table-cell office:value-type="float" office:value="495639" table:style-name="ce13">
            <text:p>495,639</text:p>
          </table:table-cell>
          <table:table-cell office:value-type="float" office:value="220292" table:style-name="ce13">
            <text:p>220,292</text:p>
          </table:table-cell>
          <table:table-cell office:value-type="float" office:value="275347" table:style-name="ce13">
            <text:p>275,347</text:p>
          </table:table-cell>
          <table:table-cell office:value-type="float" office:value="19.045326308071957" table:style-name="ce14">
            <text:p>19.05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2268807" table:style-name="ce13">
            <text:p>2,268,807</text:p>
          </table:table-cell>
          <table:table-cell office:value-type="float" office:value="1124276" table:style-name="ce13">
            <text:p>1,124,276</text:p>
          </table:table-cell>
          <table:table-cell office:value-type="float" office:value="1144531" table:style-name="ce13">
            <text:p>1,144,531</text:p>
          </table:table-cell>
          <table:table-cell office:value-type="float" office:value="110901" table:style-name="ce13">
            <text:p>110,901</text:p>
          </table:table-cell>
          <table:table-cell office:value-type="float" office:value="57519" table:style-name="ce13">
            <text:p>57,519</text:p>
          </table:table-cell>
          <table:table-cell office:value-type="float" office:value="53382" table:style-name="ce13">
            <text:p>53,382</text:p>
          </table:table-cell>
          <table:table-cell office:value-type="float" office:value="4.8880755392591793" table:style-name="ce14">
            <text:p>4.89</text:p>
          </table:table-cell>
          <table:table-cell office:value-type="float" office:value="158444" table:style-name="ce13">
            <text:p>158,444</text:p>
          </table:table-cell>
          <table:table-cell office:value-type="float" office:value="82228" table:style-name="ce13">
            <text:p>82,228</text:p>
          </table:table-cell>
          <table:table-cell office:value-type="float" office:value="76216" table:style-name="ce13">
            <text:p>76,216</text:p>
          </table:table-cell>
          <table:table-cell office:value-type="float" office:value="6.9835821204712438" table:style-name="ce15">
            <text:p>6.98</text:p>
          </table:table-cell>
          <table:table-cell office:value-type="float" office:value="266498" table:style-name="ce13">
            <text:p>266,498</text:p>
          </table:table-cell>
          <table:table-cell office:value-type="float" office:value="138357" table:style-name="ce13">
            <text:p>138,357</text:p>
          </table:table-cell>
          <table:table-cell office:value-type="float" office:value="128141" table:style-name="ce13">
            <text:p>128,141</text:p>
          </table:table-cell>
          <table:table-cell office:value-type="float" office:value="11.746173209091827" table:style-name="ce14">
            <text:p>11.75</text:p>
          </table:table-cell>
          <table:table-cell office:value-type="float" office:value="287964" table:style-name="ce13">
            <text:p>287,964</text:p>
          </table:table-cell>
          <table:table-cell office:value-type="float" office:value="149526" table:style-name="ce13">
            <text:p>149,526</text:p>
          </table:table-cell>
          <table:table-cell office:value-type="float" office:value="138438" table:style-name="ce13">
            <text:p>138,438</text:p>
          </table:table-cell>
          <table:table-cell office:value-type="float" office:value="12.692309218016341" table:style-name="ce14">
            <text:p>12.69</text:p>
          </table:table-cell>
          <table:table-cell office:value-type="float" office:value="134727" table:style-name="ce13">
            <text:p>134,727</text:p>
          </table:table-cell>
          <table:table-cell office:value-type="float" office:value="70697" table:style-name="ce13">
            <text:p>70,697</text:p>
          </table:table-cell>
          <table:table-cell office:value-type="float" office:value="64030" table:style-name="ce13">
            <text:p>64,030</text:p>
          </table:table-cell>
          <table:table-cell office:value-type="float" office:value="5.9382309733705858" table:style-name="ce14">
            <text:p>5.94</text:p>
          </table:table-cell>
          <table:table-cell office:value-type="float" office:value="1815102" table:style-name="ce13">
            <text:p>1,815,102</text:p>
          </table:table-cell>
          <table:table-cell office:value-type="float" office:value="887827" table:style-name="ce13">
            <text:p>887,827</text:p>
          </table:table-cell>
          <table:table-cell office:value-type="float" office:value="927275" table:style-name="ce13">
            <text:p>927,275</text:p>
          </table:table-cell>
          <table:table-cell office:value-type="float" office:value="80.002485887957846" table:style-name="ce14">
            <text:p>80.00</text:p>
          </table:table-cell>
          <table:table-cell office:value-type="float" office:value="292059" table:style-name="ce13">
            <text:p>292,059</text:p>
          </table:table-cell>
          <table:table-cell office:value-type="float" office:value="133599" table:style-name="ce13">
            <text:p>133,599</text:p>
          </table:table-cell>
          <table:table-cell office:value-type="float" office:value="158460" table:style-name="ce13">
            <text:p>158,460</text:p>
          </table:table-cell>
          <table:table-cell office:value-type="float" office:value="12.872800551126648" table:style-name="ce14">
            <text:p>12.87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2820787" table:style-name="ce13">
            <text:p>2,820,787</text:p>
          </table:table-cell>
          <table:table-cell office:value-type="float" office:value="1385436" table:style-name="ce13">
            <text:p>1,385,436</text:p>
          </table:table-cell>
          <table:table-cell office:value-type="float" office:value="1435351" table:style-name="ce13">
            <text:p>1,435,351</text:p>
          </table:table-cell>
          <table:table-cell office:value-type="float" office:value="123422" table:style-name="ce13">
            <text:p>123,422</text:p>
          </table:table-cell>
          <table:table-cell office:value-type="float" office:value="63989" table:style-name="ce13">
            <text:p>63,989</text:p>
          </table:table-cell>
          <table:table-cell office:value-type="float" office:value="59433" table:style-name="ce13">
            <text:p>59,433</text:p>
          </table:table-cell>
          <table:table-cell office:value-type="float" office:value="4.375445576004144" table:style-name="ce14">
            <text:p>4.38</text:p>
          </table:table-cell>
          <table:table-cell office:value-type="float" office:value="182397" table:style-name="ce13">
            <text:p>182,397</text:p>
          </table:table-cell>
          <table:table-cell office:value-type="float" office:value="94629" table:style-name="ce13">
            <text:p>94,629</text:p>
          </table:table-cell>
          <table:table-cell office:value-type="float" office:value="87768" table:style-name="ce13">
            <text:p>87,768</text:p>
          </table:table-cell>
          <table:table-cell office:value-type="float" office:value="6.466174156361328" table:style-name="ce15">
            <text:p>6.47</text:p>
          </table:table-cell>
          <table:table-cell office:value-type="float" office:value="314943" table:style-name="ce13">
            <text:p>314,943</text:p>
          </table:table-cell>
          <table:table-cell office:value-type="float" office:value="163504" table:style-name="ce13">
            <text:p>163,504</text:p>
          </table:table-cell>
          <table:table-cell office:value-type="float" office:value="151439" table:style-name="ce13">
            <text:p>151,439</text:p>
          </table:table-cell>
          <table:table-cell office:value-type="float" office:value="11.165075562245571" table:style-name="ce14">
            <text:p>11.17</text:p>
          </table:table-cell>
          <table:table-cell office:value-type="float" office:value="340797" table:style-name="ce13">
            <text:p>340,797</text:p>
          </table:table-cell>
          <table:table-cell office:value-type="float" office:value="176941" table:style-name="ce13">
            <text:p>176,941</text:p>
          </table:table-cell>
          <table:table-cell office:value-type="float" office:value="163856" table:style-name="ce13">
            <text:p>163,856</text:p>
          </table:table-cell>
          <table:table-cell office:value-type="float" office:value="12.081628283170618" table:style-name="ce14">
            <text:p>12.08</text:p>
          </table:table-cell>
          <table:table-cell office:value-type="float" office:value="163591" table:style-name="ce13">
            <text:p>163,591</text:p>
          </table:table-cell>
          <table:table-cell office:value-type="float" office:value="84968" table:style-name="ce13">
            <text:p>84,968</text:p>
          </table:table-cell>
          <table:table-cell office:value-type="float" office:value="78623" table:style-name="ce13">
            <text:p>78,623</text:p>
          </table:table-cell>
          <table:table-cell office:value-type="float" office:value="5.7994807831998658" table:style-name="ce14">
            <text:p>5.80</text:p>
          </table:table-cell>
          <table:table-cell office:value-type="float" office:value="2278087" table:style-name="ce13">
            <text:p>2,278,087</text:p>
          </table:table-cell>
          <table:table-cell office:value-type="float" office:value="1103731" table:style-name="ce13">
            <text:p>1,103,731</text:p>
          </table:table-cell>
          <table:table-cell office:value-type="float" office:value="1174356" table:style-name="ce13">
            <text:p>1,174,356</text:p>
          </table:table-cell>
          <table:table-cell office:value-type="float" office:value="80.760688417806804" table:style-name="ce14">
            <text:p>80.76</text:p>
          </table:table-cell>
          <table:table-cell office:value-type="float" office:value="384604" table:style-name="ce13">
            <text:p>384,604</text:p>
          </table:table-cell>
          <table:table-cell office:value-type="float" office:value="175261" table:style-name="ce13">
            <text:p>175,261</text:p>
          </table:table-cell>
          <table:table-cell office:value-type="float" office:value="209343" table:style-name="ce13">
            <text:p>209,343</text:p>
          </table:table-cell>
          <table:table-cell office:value-type="float" office:value="13.634634589566671" table:style-name="ce14">
            <text:p>13.63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1874917" table:style-name="ce13">
            <text:p>1,874,917</text:p>
          </table:table-cell>
          <table:table-cell office:value-type="float" office:value="933869" table:style-name="ce13">
            <text:p>933,869</text:p>
          </table:table-cell>
          <table:table-cell office:value-type="float" office:value="941048" table:style-name="ce13">
            <text:p>941,048</text:p>
          </table:table-cell>
          <table:table-cell office:value-type="float" office:value="66798" table:style-name="ce13">
            <text:p>66,798</text:p>
          </table:table-cell>
          <table:table-cell office:value-type="float" office:value="34650" table:style-name="ce13">
            <text:p>34,650</text:p>
          </table:table-cell>
          <table:table-cell office:value-type="float" office:value="32148" table:style-name="ce13">
            <text:p>32,148</text:p>
          </table:table-cell>
          <table:table-cell office:value-type="float" office:value="3.5627177096372802" table:style-name="ce14">
            <text:p>3.56</text:p>
          </table:table-cell>
          <table:table-cell office:value-type="float" office:value="100078" table:style-name="ce13">
            <text:p>100,078</text:p>
          </table:table-cell>
          <table:table-cell office:value-type="float" office:value="51804" table:style-name="ce13">
            <text:p>51,804</text:p>
          </table:table-cell>
          <table:table-cell office:value-type="float" office:value="48274" table:style-name="ce13">
            <text:p>48,274</text:p>
          </table:table-cell>
          <table:table-cell office:value-type="float" office:value="5.3377296168310382" table:style-name="ce15">
            <text:p>5.34</text:p>
          </table:table-cell>
          <table:table-cell office:value-type="float" office:value="176619" table:style-name="ce13">
            <text:p>176,619</text:p>
          </table:table-cell>
          <table:table-cell office:value-type="float" office:value="91488" table:style-name="ce13">
            <text:p>91,488</text:p>
          </table:table-cell>
          <table:table-cell office:value-type="float" office:value="85131" table:style-name="ce13">
            <text:p>85,131</text:p>
          </table:table-cell>
          <table:table-cell office:value-type="float" office:value="9.4200969962937027" table:style-name="ce14">
            <text:p>9.42</text:p>
          </table:table-cell>
          <table:table-cell office:value-type="float" office:value="192065" table:style-name="ce13">
            <text:p>192,065</text:p>
          </table:table-cell>
          <table:table-cell office:value-type="float" office:value="99457" table:style-name="ce13">
            <text:p>99,457</text:p>
          </table:table-cell>
          <table:table-cell office:value-type="float" office:value="92608" table:style-name="ce13">
            <text:p>92,608</text:p>
          </table:table-cell>
          <table:table-cell office:value-type="float" office:value="10.24392013086446" table:style-name="ce14">
            <text:p>10.24</text:p>
          </table:table-cell>
          <table:table-cell office:value-type="float" office:value="96029" table:style-name="ce13">
            <text:p>96,029</text:p>
          </table:table-cell>
          <table:table-cell office:value-type="float" office:value="50063" table:style-name="ce13">
            <text:p>50,063</text:p>
          </table:table-cell>
          <table:table-cell office:value-type="float" office:value="45966" table:style-name="ce13">
            <text:p>45,966</text:p>
          </table:table-cell>
          <table:table-cell office:value-type="float" office:value="5.1217733905020868" table:style-name="ce14">
            <text:p>5.12</text:p>
          </table:table-cell>
          <table:table-cell office:value-type="float" office:value="1564699" table:style-name="ce13">
            <text:p>1,564,699</text:p>
          </table:table-cell>
          <table:table-cell office:value-type="float" office:value="772820" table:style-name="ce13">
            <text:p>772,820</text:p>
          </table:table-cell>
          <table:table-cell office:value-type="float" office:value="791879" table:style-name="ce13">
            <text:p>791,879</text:p>
          </table:table-cell>
          <table:table-cell office:value-type="float" office:value="83.454307577348757" table:style-name="ce14">
            <text:p>83.45</text:p>
          </table:table-cell>
          <table:table-cell office:value-type="float" office:value="309271" table:style-name="ce13">
            <text:p>309,271</text:p>
          </table:table-cell>
          <table:table-cell office:value-type="float" office:value="142045" table:style-name="ce13">
            <text:p>142,045</text:p>
          </table:table-cell>
          <table:table-cell office:value-type="float" office:value="167226" table:style-name="ce13">
            <text:p>167,226</text:p>
          </table:table-cell>
          <table:table-cell office:value-type="float" office:value="16.495183520123824" table:style-name="ce14">
            <text:p>16.50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2765932" table:style-name="ce13">
            <text:p>2,765,932</text:p>
          </table:table-cell>
          <table:table-cell office:value-type="float" office:value="1364243" table:style-name="ce13">
            <text:p>1,364,243</text:p>
          </table:table-cell>
          <table:table-cell office:value-type="float" office:value="1401689" table:style-name="ce13">
            <text:p>1,401,689</text:p>
          </table:table-cell>
          <table:table-cell office:value-type="float" office:value="101098" table:style-name="ce13">
            <text:p>101,098</text:p>
          </table:table-cell>
          <table:table-cell office:value-type="float" office:value="52416" table:style-name="ce13">
            <text:p>52,416</text:p>
          </table:table-cell>
          <table:table-cell office:value-type="float" office:value="48682" table:style-name="ce13">
            <text:p>48,682</text:p>
          </table:table-cell>
          <table:table-cell office:value-type="float" office:value="3.6551151655210612" table:style-name="ce14">
            <text:p>3.66</text:p>
          </table:table-cell>
          <table:table-cell office:value-type="float" office:value="147588" table:style-name="ce13">
            <text:p>147,588</text:p>
          </table:table-cell>
          <table:table-cell office:value-type="float" office:value="76594" table:style-name="ce13">
            <text:p>76,594</text:p>
          </table:table-cell>
          <table:table-cell office:value-type="float" office:value="70994" table:style-name="ce13">
            <text:p>70,994</text:p>
          </table:table-cell>
          <table:table-cell office:value-type="float" office:value="5.3359229366448631" table:style-name="ce15">
            <text:p>5.34</text:p>
          </table:table-cell>
          <table:table-cell office:value-type="float" office:value="255759" table:style-name="ce13">
            <text:p>255,759</text:p>
          </table:table-cell>
          <table:table-cell office:value-type="float" office:value="132518" table:style-name="ce13">
            <text:p>132,518</text:p>
          </table:table-cell>
          <table:table-cell office:value-type="float" office:value="123241" table:style-name="ce13">
            <text:p>123,241</text:p>
          </table:table-cell>
          <table:table-cell office:value-type="float" office:value="9.2467566086223378" table:style-name="ce14">
            <text:p>9.25</text:p>
          </table:table-cell>
          <table:table-cell office:value-type="float" office:value="277612" table:style-name="ce13">
            <text:p>277,612</text:p>
          </table:table-cell>
          <table:table-cell office:value-type="float" office:value="143826" table:style-name="ce13">
            <text:p>143,826</text:p>
          </table:table-cell>
          <table:table-cell office:value-type="float" office:value="133786" table:style-name="ce13">
            <text:p>133,786</text:p>
          </table:table-cell>
          <table:table-cell office:value-type="float" office:value="10.03683387733321" table:style-name="ce14">
            <text:p>10.04</text:p>
          </table:table-cell>
          <table:table-cell office:value-type="float" office:value="141220" table:style-name="ce13">
            <text:p>141,220</text:p>
          </table:table-cell>
          <table:table-cell office:value-type="float" office:value="73576" table:style-name="ce13">
            <text:p>73,576</text:p>
          </table:table-cell>
          <table:table-cell office:value-type="float" office:value="67644" table:style-name="ce13">
            <text:p>67,644</text:p>
          </table:table-cell>
          <table:table-cell office:value-type="float" office:value="5.1056931262229144" table:style-name="ce14">
            <text:p>5.11</text:p>
          </table:table-cell>
          <table:table-cell office:value-type="float" office:value="2312667" table:style-name="ce13">
            <text:p>2,312,667</text:p>
          </table:table-cell>
          <table:table-cell office:value-type="float" office:value="1128876" table:style-name="ce13">
            <text:p>1,128,876</text:p>
          </table:table-cell>
          <table:table-cell office:value-type="float" office:value="1183791" table:style-name="ce13">
            <text:p>1,183,791</text:p>
          </table:table-cell>
          <table:table-cell office:value-type="float" office:value="83.612576158777586" table:style-name="ce14">
            <text:p>83.61</text:p>
          </table:table-cell>
          <table:table-cell office:value-type="float" office:value="461393" table:style-name="ce13">
            <text:p>461,393</text:p>
          </table:table-cell>
          <table:table-cell office:value-type="float" office:value="209185" table:style-name="ce13">
            <text:p>209,185</text:p>
          </table:table-cell>
          <table:table-cell office:value-type="float" office:value="252208" table:style-name="ce13">
            <text:p>252,208</text:p>
          </table:table-cell>
          <table:table-cell office:value-type="float" office:value="16.681285006283598" table:style-name="ce14">
            <text:p>16.68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7043545" table:style-name="ce13">
            <text:p>7,043,545</text:p>
          </table:table-cell>
          <table:table-cell office:value-type="float" office:value="3581117" table:style-name="ce13">
            <text:p>3,581,117</text:p>
          </table:table-cell>
          <table:table-cell office:value-type="float" office:value="3462428" table:style-name="ce13">
            <text:p>3,462,428</text:p>
          </table:table-cell>
          <table:table-cell office:value-type="float" office:value="257378" table:style-name="ce13">
            <text:p>257,378</text:p>
          </table:table-cell>
          <table:table-cell office:value-type="float" office:value="133562" table:style-name="ce13">
            <text:p>133,562</text:p>
          </table:table-cell>
          <table:table-cell office:value-type="float" office:value="123816" table:style-name="ce13">
            <text:p>123,816</text:p>
          </table:table-cell>
          <table:table-cell office:value-type="float" office:value="3.6540974750640478" table:style-name="ce14">
            <text:p>3.65</text:p>
          </table:table-cell>
          <table:table-cell office:value-type="float" office:value="376545" table:style-name="ce13">
            <text:p>376,545</text:p>
          </table:table-cell>
          <table:table-cell office:value-type="float" office:value="195206" table:style-name="ce13">
            <text:p>195,206</text:p>
          </table:table-cell>
          <table:table-cell office:value-type="float" office:value="181339" table:style-name="ce13">
            <text:p>181,339</text:p>
          </table:table-cell>
          <table:table-cell office:value-type="float" office:value="5.3459586046514929" table:style-name="ce15">
            <text:p>5.35</text:p>
          </table:table-cell>
          <table:table-cell office:value-type="float" office:value="665252" table:style-name="ce13">
            <text:p>665,252</text:p>
          </table:table-cell>
          <table:table-cell office:value-type="float" office:value="345509" table:style-name="ce13">
            <text:p>345,509</text:p>
          </table:table-cell>
          <table:table-cell office:value-type="float" office:value="319743" table:style-name="ce13">
            <text:p>319,743</text:p>
          </table:table-cell>
          <table:table-cell office:value-type="float" office:value="9.4448463096352757" table:style-name="ce14">
            <text:p>9.44</text:p>
          </table:table-cell>
          <table:table-cell office:value-type="float" office:value="724685" table:style-name="ce13">
            <text:p>724,685</text:p>
          </table:table-cell>
          <table:table-cell office:value-type="float" office:value="376858" table:style-name="ce13">
            <text:p>376,858</text:p>
          </table:table-cell>
          <table:table-cell office:value-type="float" office:value="347827" table:style-name="ce13">
            <text:p>347,827</text:p>
          </table:table-cell>
          <table:table-cell office:value-type="float" office:value="10.288640166279905" table:style-name="ce14">
            <text:p>10.29</text:p>
          </table:table-cell>
          <table:table-cell office:value-type="float" office:value="387995" table:style-name="ce13">
            <text:p>387,995</text:p>
          </table:table-cell>
          <table:table-cell office:value-type="float" office:value="203718" table:style-name="ce13">
            <text:p>203,718</text:p>
          </table:table-cell>
          <table:table-cell office:value-type="float" office:value="184277" table:style-name="ce13">
            <text:p>184,277</text:p>
          </table:table-cell>
          <table:table-cell office:value-type="float" office:value="5.5085187927385997" table:style-name="ce14">
            <text:p>5.51</text:p>
          </table:table-cell>
          <table:table-cell office:value-type="float" office:value="5830195" table:style-name="ce13">
            <text:p>5,830,195</text:p>
          </table:table-cell>
          <table:table-cell office:value-type="float" office:value="2948203" table:style-name="ce13">
            <text:p>2,948,203</text:p>
          </table:table-cell>
          <table:table-cell office:value-type="float" office:value="2881992" table:style-name="ce13">
            <text:p>2,881,992</text:p>
          </table:table-cell>
          <table:table-cell office:value-type="float" office:value="82.77358915148551" table:style-name="ce14">
            <text:p>82.77</text:p>
          </table:table-cell>
          <table:table-cell office:value-type="float" office:value="1204093" table:style-name="ce13">
            <text:p>1,204,093</text:p>
          </table:table-cell>
          <table:table-cell office:value-type="float" office:value="556484" table:style-name="ce13">
            <text:p>556,484</text:p>
          </table:table-cell>
          <table:table-cell office:value-type="float" office:value="647609" table:style-name="ce13">
            <text:p>647,609</text:p>
          </table:table-cell>
          <table:table-cell office:value-type="float" office:value="17.094985550599876" table:style-name="ce14">
            <text:p>17.0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宜蘭縣</text:p>
          </table:table-cell>
          <table:table-cell office:value-type="float" office:value="453087" table:style-name="ce17">
            <text:p>453,087</text:p>
          </table:table-cell>
          <table:table-cell office:value-type="float" office:value="228318" table:style-name="ce17">
            <text:p>228,318</text:p>
          </table:table-cell>
          <table:table-cell office:value-type="float" office:value="224769" table:style-name="ce17">
            <text:p>224,769</text:p>
          </table:table-cell>
          <table:table-cell office:value-type="float" office:value="16106" table:style-name="ce17">
            <text:p>16,106</text:p>
          </table:table-cell>
          <table:table-cell office:value-type="float" office:value="8259" table:style-name="ce17">
            <text:p>8,259</text:p>
          </table:table-cell>
          <table:table-cell office:value-type="float" office:value="7847" table:style-name="ce17">
            <text:p>7,847</text:p>
          </table:table-cell>
          <table:table-cell office:value-type="float" office:value="3.5547256928581046" table:style-name="ce18">
            <text:p>3.55</text:p>
          </table:table-cell>
          <table:table-cell office:value-type="float" office:value="23392" table:style-name="ce17">
            <text:p>23,392</text:p>
          </table:table-cell>
          <table:table-cell office:value-type="float" office:value="12016" table:style-name="ce17">
            <text:p>12,016</text:p>
          </table:table-cell>
          <table:table-cell office:value-type="float" office:value="11376" table:style-name="ce17">
            <text:p>11,376</text:p>
          </table:table-cell>
          <table:table-cell office:value-type="float" office:value="5.1628053773337133" table:style-name="ce19">
            <text:p>5.16</text:p>
          </table:table-cell>
          <table:table-cell office:value-type="float" office:value="41595" table:style-name="ce17">
            <text:p>41,595</text:p>
          </table:table-cell>
          <table:table-cell office:value-type="float" office:value="21499" table:style-name="ce17">
            <text:p>21,499</text:p>
          </table:table-cell>
          <table:table-cell office:value-type="float" office:value="20096" table:style-name="ce17">
            <text:p>20,096</text:p>
          </table:table-cell>
          <table:table-cell office:value-type="float" office:value="9.1803560905521451" table:style-name="ce18">
            <text:p>9.18</text:p>
          </table:table-cell>
          <table:table-cell office:value-type="float" office:value="45254" table:style-name="ce17">
            <text:p>45,254</text:p>
          </table:table-cell>
          <table:table-cell office:value-type="float" office:value="23422" table:style-name="ce17">
            <text:p>23,422</text:p>
          </table:table-cell>
          <table:table-cell office:value-type="float" office:value="21832" table:style-name="ce17">
            <text:p>21,832</text:p>
          </table:table-cell>
          <table:table-cell office:value-type="float" office:value="9.9879272634174008" table:style-name="ce18">
            <text:p>9.99</text:p>
          </table:table-cell>
          <table:table-cell office:value-type="float" office:value="24060" table:style-name="ce17">
            <text:p>24,060</text:p>
          </table:table-cell>
          <table:table-cell office:value-type="float" office:value="12495" table:style-name="ce17">
            <text:p>12,495</text:p>
          </table:table-cell>
          <table:table-cell office:value-type="float" office:value="11565" table:style-name="ce17">
            <text:p>11,565</text:p>
          </table:table-cell>
          <table:table-cell office:value-type="float" office:value="5.3102384310298021" table:style-name="ce18">
            <text:p>5.31</text:p>
          </table:table-cell>
          <table:table-cell office:value-type="float" office:value="377576" table:style-name="ce17">
            <text:p>377,576</text:p>
          </table:table-cell>
          <table:table-cell office:value-type="float" office:value="189205" table:style-name="ce17">
            <text:p>189,205</text:p>
          </table:table-cell>
          <table:table-cell office:value-type="float" office:value="188371" table:style-name="ce17">
            <text:p>188,371</text:p>
          </table:table-cell>
          <table:table-cell office:value-type="float" office:value="83.334105811908088" table:style-name="ce18">
            <text:p>83.33</text:p>
          </table:table-cell>
          <table:table-cell office:value-type="float" office:value="78202" table:style-name="ce17">
            <text:p>78,202</text:p>
          </table:table-cell>
          <table:table-cell office:value-type="float" office:value="36111" table:style-name="ce17">
            <text:p>36,111</text:p>
          </table:table-cell>
          <table:table-cell office:value-type="float" office:value="42091" table:style-name="ce17">
            <text:p>42,091</text:p>
          </table:table-cell>
          <table:table-cell office:value-type="float" office:value="17.259819857996366" table:style-name="ce18">
            <text:p>17.2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縣</text:p>
          </table:table-cell>
          <table:table-cell office:value-type="float" office:value="570775" table:style-name="ce17">
            <text:p>570,775</text:p>
          </table:table-cell>
          <table:table-cell office:value-type="float" office:value="291376" table:style-name="ce17">
            <text:p>291,376</text:p>
          </table:table-cell>
          <table:table-cell office:value-type="float" office:value="279399" table:style-name="ce17">
            <text:p>279,399</text:p>
          </table:table-cell>
          <table:table-cell office:value-type="float" office:value="27766" table:style-name="ce17">
            <text:p>27,766</text:p>
          </table:table-cell>
          <table:table-cell office:value-type="float" office:value="14487" table:style-name="ce17">
            <text:p>14,487</text:p>
          </table:table-cell>
          <table:table-cell office:value-type="float" office:value="13279" table:style-name="ce17">
            <text:p>13,279</text:p>
          </table:table-cell>
          <table:table-cell office:value-type="float" office:value="4.8646139021505848" table:style-name="ce18">
            <text:p>4.86</text:p>
          </table:table-cell>
          <table:table-cell office:value-type="float" office:value="41610" table:style-name="ce17">
            <text:p>41,610</text:p>
          </table:table-cell>
          <table:table-cell office:value-type="float" office:value="21665" table:style-name="ce17">
            <text:p>21,665</text:p>
          </table:table-cell>
          <table:table-cell office:value-type="float" office:value="19945" table:style-name="ce17">
            <text:p>19,945</text:p>
          </table:table-cell>
          <table:table-cell office:value-type="float" office:value="7.2900880381936846" table:style-name="ce19">
            <text:p>7.29</text:p>
          </table:table-cell>
          <table:table-cell office:value-type="float" office:value="73525" table:style-name="ce17">
            <text:p>73,525</text:p>
          </table:table-cell>
          <table:table-cell office:value-type="float" office:value="38164" table:style-name="ce17">
            <text:p>38,164</text:p>
          </table:table-cell>
          <table:table-cell office:value-type="float" office:value="35361" table:style-name="ce17">
            <text:p>35,361</text:p>
          </table:table-cell>
          <table:table-cell office:value-type="float" office:value="12.881608339538348" table:style-name="ce18">
            <text:p>12.88</text:p>
          </table:table-cell>
          <table:table-cell office:value-type="float" office:value="79647" table:style-name="ce17">
            <text:p>79,647</text:p>
          </table:table-cell>
          <table:table-cell office:value-type="float" office:value="41391" table:style-name="ce17">
            <text:p>41,391</text:p>
          </table:table-cell>
          <table:table-cell office:value-type="float" office:value="38256" table:style-name="ce17">
            <text:p>38,256</text:p>
          </table:table-cell>
          <table:table-cell office:value-type="float" office:value="13.954185099207217" table:style-name="ce18">
            <text:p>13.95</text:p>
          </table:table-cell>
          <table:table-cell office:value-type="float" office:value="36842" table:style-name="ce17">
            <text:p>36,842</text:p>
          </table:table-cell>
          <table:table-cell office:value-type="float" office:value="19294" table:style-name="ce17">
            <text:p>19,294</text:p>
          </table:table-cell>
          <table:table-cell office:value-type="float" office:value="17548" table:style-name="ce17">
            <text:p>17,548</text:p>
          </table:table-cell>
          <table:table-cell office:value-type="float" office:value="6.4547326004117211" table:style-name="ce18">
            <text:p>6.45</text:p>
          </table:table-cell>
          <table:table-cell office:value-type="float" office:value="446828" table:style-name="ce17">
            <text:p>446,828</text:p>
          </table:table-cell>
          <table:table-cell office:value-type="float" office:value="226719" table:style-name="ce17">
            <text:p>226,719</text:p>
          </table:table-cell>
          <table:table-cell office:value-type="float" office:value="220109" table:style-name="ce17">
            <text:p>220,109</text:p>
          </table:table-cell>
          <table:table-cell office:value-type="float" office:value="78.28443782576322" table:style-name="ce18">
            <text:p>78.28</text:p>
          </table:table-cell>
          <table:table-cell office:value-type="float" office:value="73939" table:style-name="ce17">
            <text:p>73,939</text:p>
          </table:table-cell>
          <table:table-cell office:value-type="float" office:value="35242" table:style-name="ce17">
            <text:p>35,242</text:p>
          </table:table-cell>
          <table:table-cell office:value-type="float" office:value="38697" table:style-name="ce17">
            <text:p>38,697</text:p>
          </table:table-cell>
          <table:table-cell office:value-type="float" office:value="12.954141299110859" table:style-name="ce18">
            <text:p>12.9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苗栗縣</text:p>
          </table:table-cell>
          <table:table-cell office:value-type="float" office:value="542590" table:style-name="ce17">
            <text:p>542,590</text:p>
          </table:table-cell>
          <table:table-cell office:value-type="float" office:value="279638" table:style-name="ce17">
            <text:p>279,638</text:p>
          </table:table-cell>
          <table:table-cell office:value-type="float" office:value="262952" table:style-name="ce17">
            <text:p>262,952</text:p>
          </table:table-cell>
          <table:table-cell office:value-type="float" office:value="17781" table:style-name="ce17">
            <text:p>17,781</text:p>
          </table:table-cell>
          <table:table-cell office:value-type="float" office:value="9167" table:style-name="ce17">
            <text:p>9,167</text:p>
          </table:table-cell>
          <table:table-cell office:value-type="float" office:value="8614" table:style-name="ce17">
            <text:p>8,614</text:p>
          </table:table-cell>
          <table:table-cell office:value-type="float" office:value="3.2770600269079782" table:style-name="ce18">
            <text:p>3.28</text:p>
          </table:table-cell>
          <table:table-cell office:value-type="float" office:value="27620" table:style-name="ce17">
            <text:p>27,620</text:p>
          </table:table-cell>
          <table:table-cell office:value-type="float" office:value="14197" table:style-name="ce17">
            <text:p>14,197</text:p>
          </table:table-cell>
          <table:table-cell office:value-type="float" office:value="13423" table:style-name="ce17">
            <text:p>13,423</text:p>
          </table:table-cell>
          <table:table-cell office:value-type="float" office:value="5.0903997493503379" table:style-name="ce19">
            <text:p>5.09</text:p>
          </table:table-cell>
          <table:table-cell office:value-type="float" office:value="51020" table:style-name="ce17">
            <text:p>51,020</text:p>
          </table:table-cell>
          <table:table-cell office:value-type="float" office:value="26266" table:style-name="ce17">
            <text:p>26,266</text:p>
          </table:table-cell>
          <table:table-cell office:value-type="float" office:value="24754" table:style-name="ce17">
            <text:p>24,754</text:p>
          </table:table-cell>
          <table:table-cell office:value-type="float" office:value="9.4030483422105089" table:style-name="ce18">
            <text:p>9.40</text:p>
          </table:table-cell>
          <table:table-cell office:value-type="float" office:value="55710" table:style-name="ce17">
            <text:p>55,710</text:p>
          </table:table-cell>
          <table:table-cell office:value-type="float" office:value="28734" table:style-name="ce17">
            <text:p>28,734</text:p>
          </table:table-cell>
          <table:table-cell office:value-type="float" office:value="26976" table:style-name="ce17">
            <text:p>26,976</text:p>
          </table:table-cell>
          <table:table-cell office:value-type="float" office:value="10.267421073001714" table:style-name="ce18">
            <text:p>10.27</text:p>
          </table:table-cell>
          <table:table-cell office:value-type="float" office:value="30464" table:style-name="ce17">
            <text:p>30,464</text:p>
          </table:table-cell>
          <table:table-cell office:value-type="float" office:value="16175" table:style-name="ce17">
            <text:p>16,175</text:p>
          </table:table-cell>
          <table:table-cell office:value-type="float" office:value="14289" table:style-name="ce17">
            <text:p>14,289</text:p>
          </table:table-cell>
          <table:table-cell office:value-type="float" office:value="5.6145524244825742" table:style-name="ce18">
            <text:p>5.61</text:p>
          </table:table-cell>
          <table:table-cell office:value-type="float" office:value="448601" table:style-name="ce17">
            <text:p>448,601</text:p>
          </table:table-cell>
          <table:table-cell office:value-type="float" office:value="230550" table:style-name="ce17">
            <text:p>230,550</text:p>
          </table:table-cell>
          <table:table-cell office:value-type="float" office:value="218051" table:style-name="ce17">
            <text:p>218,051</text:p>
          </table:table-cell>
          <table:table-cell office:value-type="float" office:value="82.677712453233568" table:style-name="ce18">
            <text:p>82.68</text:p>
          </table:table-cell>
          <table:table-cell office:value-type="float" office:value="93111" table:style-name="ce17">
            <text:p>93,111</text:p>
          </table:table-cell>
          <table:table-cell office:value-type="float" office:value="44187" table:style-name="ce17">
            <text:p>44,187</text:p>
          </table:table-cell>
          <table:table-cell office:value-type="float" office:value="48924" table:style-name="ce17">
            <text:p>48,924</text:p>
          </table:table-cell>
          <table:table-cell office:value-type="float" office:value="17.160471073923219" table:style-name="ce18">
            <text:p>17.1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彰化縣</text:p>
          </table:table-cell>
          <table:table-cell office:value-type="float" office:value="1266670" table:style-name="ce17">
            <text:p>1,266,670</text:p>
          </table:table-cell>
          <table:table-cell office:value-type="float" office:value="643831" table:style-name="ce17">
            <text:p>643,831</text:p>
          </table:table-cell>
          <table:table-cell office:value-type="float" office:value="622839" table:style-name="ce17">
            <text:p>622,839</text:p>
          </table:table-cell>
          <table:table-cell office:value-type="float" office:value="53182" table:style-name="ce17">
            <text:p>53,182</text:p>
          </table:table-cell>
          <table:table-cell office:value-type="float" office:value="27684" table:style-name="ce17">
            <text:p>27,684</text:p>
          </table:table-cell>
          <table:table-cell office:value-type="float" office:value="25498" table:style-name="ce17">
            <text:p>25,498</text:p>
          </table:table-cell>
          <table:table-cell office:value-type="float" office:value="4.1985678985055301" table:style-name="ce18">
            <text:p>4.20</text:p>
          </table:table-cell>
          <table:table-cell office:value-type="float" office:value="74860" table:style-name="ce17">
            <text:p>74,860</text:p>
          </table:table-cell>
          <table:table-cell office:value-type="float" office:value="38971" table:style-name="ce17">
            <text:p>38,971</text:p>
          </table:table-cell>
          <table:table-cell office:value-type="float" office:value="35889" table:style-name="ce17">
            <text:p>35,889</text:p>
          </table:table-cell>
          <table:table-cell office:value-type="float" office:value="5.9099844474093493" table:style-name="ce19">
            <text:p>5.91</text:p>
          </table:table-cell>
          <table:table-cell office:value-type="float" office:value="126733" table:style-name="ce17">
            <text:p>126,733</text:p>
          </table:table-cell>
          <table:table-cell office:value-type="float" office:value="66032" table:style-name="ce17">
            <text:p>66,032</text:p>
          </table:table-cell>
          <table:table-cell office:value-type="float" office:value="60701" table:style-name="ce17">
            <text:p>60,701</text:p>
          </table:table-cell>
          <table:table-cell office:value-type="float" office:value="10.005210512603915" table:style-name="ce18">
            <text:p>10.01</text:p>
          </table:table-cell>
          <table:table-cell office:value-type="float" office:value="137539" table:style-name="ce17">
            <text:p>137,539</text:p>
          </table:table-cell>
          <table:table-cell office:value-type="float" office:value="71621" table:style-name="ce17">
            <text:p>71,621</text:p>
          </table:table-cell>
          <table:table-cell office:value-type="float" office:value="65918" table:style-name="ce17">
            <text:p>65,918</text:p>
          </table:table-cell>
          <table:table-cell office:value-type="float" office:value="10.858313530753867" table:style-name="ce18">
            <text:p>10.86</text:p>
          </table:table-cell>
          <table:table-cell office:value-type="float" office:value="71516" table:style-name="ce17">
            <text:p>71,516</text:p>
          </table:table-cell>
          <table:table-cell office:value-type="float" office:value="37723" table:style-name="ce17">
            <text:p>37,723</text:p>
          </table:table-cell>
          <table:table-cell office:value-type="float" office:value="33793" table:style-name="ce17">
            <text:p>33,793</text:p>
          </table:table-cell>
          <table:table-cell office:value-type="float" office:value="5.6459851421443625" table:style-name="ce18">
            <text:p>5.65</text:p>
          </table:table-cell>
          <table:table-cell office:value-type="float" office:value="1038883" table:style-name="ce17">
            <text:p>1,038,883</text:p>
          </table:table-cell>
          <table:table-cell office:value-type="float" office:value="524666" table:style-name="ce17">
            <text:p>524,666</text:p>
          </table:table-cell>
          <table:table-cell office:value-type="float" office:value="514217" table:style-name="ce17">
            <text:p>514,217</text:p>
          </table:table-cell>
          <table:table-cell office:value-type="float" office:value="82.016863113518127" table:style-name="ce18">
            <text:p>82.02</text:p>
          </table:table-cell>
          <table:table-cell office:value-type="float" office:value="210882" table:style-name="ce17">
            <text:p>210,882</text:p>
          </table:table-cell>
          <table:table-cell office:value-type="float" office:value="97255" table:style-name="ce17">
            <text:p>97,255</text:p>
          </table:table-cell>
          <table:table-cell office:value-type="float" office:value="113627" table:style-name="ce17">
            <text:p>113,627</text:p>
          </table:table-cell>
          <table:table-cell office:value-type="float" office:value="16.648535135433853" table:style-name="ce18">
            <text:p>16.65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南投縣</text:p>
          </table:table-cell>
          <table:table-cell office:value-type="float" office:value="490832" table:style-name="ce17">
            <text:p>490,832</text:p>
          </table:table-cell>
          <table:table-cell office:value-type="float" office:value="250825" table:style-name="ce17">
            <text:p>250,825</text:p>
          </table:table-cell>
          <table:table-cell office:value-type="float" office:value="240007" table:style-name="ce17">
            <text:p>240,007</text:p>
          </table:table-cell>
          <table:table-cell office:value-type="float" office:value="15596" table:style-name="ce17">
            <text:p>15,596</text:p>
          </table:table-cell>
          <table:table-cell office:value-type="float" office:value="8147" table:style-name="ce17">
            <text:p>8,147</text:p>
          </table:table-cell>
          <table:table-cell office:value-type="float" office:value="7449" table:style-name="ce17">
            <text:p>7,449</text:p>
          </table:table-cell>
          <table:table-cell office:value-type="float" office:value="3.1774619421716594" table:style-name="ce18">
            <text:p>3.18</text:p>
          </table:table-cell>
          <table:table-cell office:value-type="float" office:value="22618" table:style-name="ce17">
            <text:p>22,618</text:p>
          </table:table-cell>
          <table:table-cell office:value-type="float" office:value="11782" table:style-name="ce17">
            <text:p>11,782</text:p>
          </table:table-cell>
          <table:table-cell office:value-type="float" office:value="10836" table:style-name="ce17">
            <text:p>10,836</text:p>
          </table:table-cell>
          <table:table-cell office:value-type="float" office:value="4.6080940118003717" table:style-name="ce19">
            <text:p>4.61</text:p>
          </table:table-cell>
          <table:table-cell office:value-type="float" office:value="40534" table:style-name="ce17">
            <text:p>40,534</text:p>
          </table:table-cell>
          <table:table-cell office:value-type="float" office:value="21089" table:style-name="ce17">
            <text:p>21,089</text:p>
          </table:table-cell>
          <table:table-cell office:value-type="float" office:value="19445" table:style-name="ce17">
            <text:p>19,445</text:p>
          </table:table-cell>
          <table:table-cell office:value-type="float" office:value="8.2582227727613517" table:style-name="ce18">
            <text:p>8.26</text:p>
          </table:table-cell>
          <table:table-cell office:value-type="float" office:value="44211" table:style-name="ce17">
            <text:p>44,211</text:p>
          </table:table-cell>
          <table:table-cell office:value-type="float" office:value="23004" table:style-name="ce17">
            <text:p>23,004</text:p>
          </table:table-cell>
          <table:table-cell office:value-type="float" office:value="21207" table:style-name="ce17">
            <text:p>21,207</text:p>
          </table:table-cell>
          <table:table-cell office:value-type="float" office:value="9.007358933402875" table:style-name="ce18">
            <text:p>9.01</text:p>
          </table:table-cell>
          <table:table-cell office:value-type="float" office:value="25568" table:style-name="ce17">
            <text:p>25,568</text:p>
          </table:table-cell>
          <table:table-cell office:value-type="float" office:value="13264" table:style-name="ce17">
            <text:p>13,264</text:p>
          </table:table-cell>
          <table:table-cell office:value-type="float" office:value="12304" table:style-name="ce17">
            <text:p>12,304</text:p>
          </table:table-cell>
          <table:table-cell office:value-type="float" office:value="5.2091143201747236" table:style-name="ce18">
            <text:p>5.21</text:p>
          </table:table-cell>
          <table:table-cell office:value-type="float" office:value="413523" table:style-name="ce17">
            <text:p>413,523</text:p>
          </table:table-cell>
          <table:table-cell office:value-type="float" office:value="210602" table:style-name="ce17">
            <text:p>210,602</text:p>
          </table:table-cell>
          <table:table-cell office:value-type="float" office:value="202921" table:style-name="ce17">
            <text:p>202,921</text:p>
          </table:table-cell>
          <table:table-cell office:value-type="float" office:value="84.249396942334656" table:style-name="ce18">
            <text:p>84.25</text:p>
          </table:table-cell>
          <table:table-cell office:value-type="float" office:value="91543" table:style-name="ce17">
            <text:p>91,543</text:p>
          </table:table-cell>
          <table:table-cell office:value-type="float" office:value="43029" table:style-name="ce17">
            <text:p>43,029</text:p>
          </table:table-cell>
          <table:table-cell office:value-type="float" office:value="48514" table:style-name="ce17">
            <text:p>48,514</text:p>
          </table:table-cell>
          <table:table-cell office:value-type="float" office:value="18.650576979496041" table:style-name="ce18">
            <text:p>18.6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雲林縣</text:p>
          </table:table-cell>
          <table:table-cell office:value-type="float" office:value="676873" table:style-name="ce17">
            <text:p>676,873</text:p>
          </table:table-cell>
          <table:table-cell office:value-type="float" office:value="350137" table:style-name="ce17">
            <text:p>350,137</text:p>
          </table:table-cell>
          <table:table-cell office:value-type="float" office:value="326736" table:style-name="ce17">
            <text:p>326,736</text:p>
          </table:table-cell>
          <table:table-cell office:value-type="float" office:value="21751" table:style-name="ce17">
            <text:p>21,751</text:p>
          </table:table-cell>
          <table:table-cell office:value-type="float" office:value="11236" table:style-name="ce17">
            <text:p>11,236</text:p>
          </table:table-cell>
          <table:table-cell office:value-type="float" office:value="10515" table:style-name="ce17">
            <text:p>10,515</text:p>
          </table:table-cell>
          <table:table-cell office:value-type="float" office:value="3.2134536316266122" table:style-name="ce18">
            <text:p>3.21</text:p>
          </table:table-cell>
          <table:table-cell office:value-type="float" office:value="31681" table:style-name="ce17">
            <text:p>31,681</text:p>
          </table:table-cell>
          <table:table-cell office:value-type="float" office:value="16329" table:style-name="ce17">
            <text:p>16,329</text:p>
          </table:table-cell>
          <table:table-cell office:value-type="float" office:value="15352" table:style-name="ce17">
            <text:p>15,352</text:p>
          </table:table-cell>
          <table:table-cell office:value-type="float" office:value="4.6804939774521959" table:style-name="ce19">
            <text:p>4.68</text:p>
          </table:table-cell>
          <table:table-cell office:value-type="float" office:value="57098" table:style-name="ce17">
            <text:p>57,098</text:p>
          </table:table-cell>
          <table:table-cell office:value-type="float" office:value="29576" table:style-name="ce17">
            <text:p>29,576</text:p>
          </table:table-cell>
          <table:table-cell office:value-type="float" office:value="27522" table:style-name="ce17">
            <text:p>27,522</text:p>
          </table:table-cell>
          <table:table-cell office:value-type="float" office:value="8.4355558575981018" table:style-name="ce18">
            <text:p>8.44</text:p>
          </table:table-cell>
          <table:table-cell office:value-type="float" office:value="62765" table:style-name="ce17">
            <text:p>62,765</text:p>
          </table:table-cell>
          <table:table-cell office:value-type="float" office:value="32558" table:style-name="ce17">
            <text:p>32,558</text:p>
          </table:table-cell>
          <table:table-cell office:value-type="float" office:value="30207" table:style-name="ce17">
            <text:p>30,207</text:p>
          </table:table-cell>
          <table:table-cell office:value-type="float" office:value="9.2727882483124606" table:style-name="ce18">
            <text:p>9.27</text:p>
          </table:table-cell>
          <table:table-cell office:value-type="float" office:value="37665" table:style-name="ce17">
            <text:p>37,665</text:p>
          </table:table-cell>
          <table:table-cell office:value-type="float" office:value="19794" table:style-name="ce17">
            <text:p>19,794</text:p>
          </table:table-cell>
          <table:table-cell office:value-type="float" office:value="17871" table:style-name="ce17">
            <text:p>17,871</text:p>
          </table:table-cell>
          <table:table-cell office:value-type="float" office:value="5.5645593781994549" table:style-name="ce18">
            <text:p>5.56</text:p>
          </table:table-cell>
          <table:table-cell office:value-type="float" office:value="566524" table:style-name="ce17">
            <text:p>566,524</text:p>
          </table:table-cell>
          <table:table-cell office:value-type="float" office:value="292678" table:style-name="ce17">
            <text:p>292,678</text:p>
          </table:table-cell>
          <table:table-cell office:value-type="float" office:value="273846" table:style-name="ce17">
            <text:p>273,846</text:p>
          </table:table-cell>
          <table:table-cell office:value-type="float" office:value="83.697237147884465" table:style-name="ce18">
            <text:p>83.70</text:p>
          </table:table-cell>
          <table:table-cell office:value-type="float" office:value="129251" table:style-name="ce17">
            <text:p>129,251</text:p>
          </table:table-cell>
          <table:table-cell office:value-type="float" office:value="59376" table:style-name="ce17">
            <text:p>59,376</text:p>
          </table:table-cell>
          <table:table-cell office:value-type="float" office:value="69875" table:style-name="ce17">
            <text:p>69,875</text:p>
          </table:table-cell>
          <table:table-cell office:value-type="float" office:value="19.095310346254024" table:style-name="ce18">
            <text:p>19.10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縣</text:p>
          </table:table-cell>
          <table:table-cell office:value-type="float" office:value="499481" table:style-name="ce17">
            <text:p>499,481</text:p>
          </table:table-cell>
          <table:table-cell office:value-type="float" office:value="259138" table:style-name="ce17">
            <text:p>259,138</text:p>
          </table:table-cell>
          <table:table-cell office:value-type="float" office:value="240343" table:style-name="ce17">
            <text:p>240,343</text:p>
          </table:table-cell>
          <table:table-cell office:value-type="float" office:value="13533" table:style-name="ce17">
            <text:p>13,533</text:p>
          </table:table-cell>
          <table:table-cell office:value-type="float" office:value="6936" table:style-name="ce17">
            <text:p>6,936</text:p>
          </table:table-cell>
          <table:table-cell office:value-type="float" office:value="6597" table:style-name="ce17">
            <text:p>6,597</text:p>
          </table:table-cell>
          <table:table-cell office:value-type="float" office:value="2.7094123700401016" table:style-name="ce18">
            <text:p>2.71</text:p>
          </table:table-cell>
          <table:table-cell office:value-type="float" office:value="19361" table:style-name="ce17">
            <text:p>19,361</text:p>
          </table:table-cell>
          <table:table-cell office:value-type="float" office:value="9941" table:style-name="ce17">
            <text:p>9,941</text:p>
          </table:table-cell>
          <table:table-cell office:value-type="float" office:value="9420" table:style-name="ce17">
            <text:p>9,420</text:p>
          </table:table-cell>
          <table:table-cell office:value-type="float" office:value="3.8762235200137747" table:style-name="ce19">
            <text:p>3.88</text:p>
          </table:table-cell>
          <table:table-cell office:value-type="float" office:value="34365" table:style-name="ce17">
            <text:p>34,365</text:p>
          </table:table-cell>
          <table:table-cell office:value-type="float" office:value="17786" table:style-name="ce17">
            <text:p>17,786</text:p>
          </table:table-cell>
          <table:table-cell office:value-type="float" office:value="16579" table:style-name="ce17">
            <text:p>16,579</text:p>
          </table:table-cell>
          <table:table-cell office:value-type="float" office:value="6.8801415869672713" table:style-name="ce18">
            <text:p>6.88</text:p>
          </table:table-cell>
          <table:table-cell office:value-type="float" office:value="37587" table:style-name="ce17">
            <text:p>37,587</text:p>
          </table:table-cell>
          <table:table-cell office:value-type="float" office:value="19475" table:style-name="ce17">
            <text:p>19,475</text:p>
          </table:table-cell>
          <table:table-cell office:value-type="float" office:value="18112" table:style-name="ce17">
            <text:p>18,112</text:p>
          </table:table-cell>
          <table:table-cell office:value-type="float" office:value="7.5252111691936223" table:style-name="ce18">
            <text:p>7.53</text:p>
          </table:table-cell>
          <table:table-cell office:value-type="float" office:value="24291" table:style-name="ce17">
            <text:p>24,291</text:p>
          </table:table-cell>
          <table:table-cell office:value-type="float" office:value="12783" table:style-name="ce17">
            <text:p>12,783</text:p>
          </table:table-cell>
          <table:table-cell office:value-type="float" office:value="11508" table:style-name="ce17">
            <text:p>11,508</text:p>
          </table:table-cell>
          <table:table-cell office:value-type="float" office:value="4.8632480514774334" table:style-name="ce18">
            <text:p>4.86</text:p>
          </table:table-cell>
          <table:table-cell office:value-type="float" office:value="429475" table:style-name="ce17">
            <text:p>429,475</text:p>
          </table:table-cell>
          <table:table-cell office:value-type="float" office:value="222601" table:style-name="ce17">
            <text:p>222,601</text:p>
          </table:table-cell>
          <table:table-cell office:value-type="float" office:value="206874" table:style-name="ce17">
            <text:p>206,874</text:p>
          </table:table-cell>
          <table:table-cell office:value-type="float" office:value="85.984251653216035" table:style-name="ce18">
            <text:p>85.98</text:p>
          </table:table-cell>
          <table:table-cell office:value-type="float" office:value="101607" table:style-name="ce17">
            <text:p>101,607</text:p>
          </table:table-cell>
          <table:table-cell office:value-type="float" office:value="47131" table:style-name="ce17">
            <text:p>47,131</text:p>
          </table:table-cell>
          <table:table-cell office:value-type="float" office:value="54476" table:style-name="ce17">
            <text:p>54,476</text:p>
          </table:table-cell>
          <table:table-cell office:value-type="float" office:value="20.342515531121304" table:style-name="ce18">
            <text:p>20.34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屏東縣</text:p>
          </table:table-cell>
          <table:table-cell office:value-type="float" office:value="812658" table:style-name="ce17">
            <text:p>812,658</text:p>
          </table:table-cell>
          <table:table-cell office:value-type="float" office:value="414006" table:style-name="ce17">
            <text:p>414,006</text:p>
          </table:table-cell>
          <table:table-cell office:value-type="float" office:value="398652" table:style-name="ce17">
            <text:p>398,652</text:p>
          </table:table-cell>
          <table:table-cell office:value-type="float" office:value="24948" table:style-name="ce17">
            <text:p>24,948</text:p>
          </table:table-cell>
          <table:table-cell office:value-type="float" office:value="13000" table:style-name="ce17">
            <text:p>13,000</text:p>
          </table:table-cell>
          <table:table-cell office:value-type="float" office:value="11948" table:style-name="ce17">
            <text:p>11,948</text:p>
          </table:table-cell>
          <table:table-cell office:value-type="float" office:value="3.0699260943718021" table:style-name="ce18">
            <text:p>3.07</text:p>
          </table:table-cell>
          <table:table-cell office:value-type="float" office:value="36707" table:style-name="ce17">
            <text:p>36,707</text:p>
          </table:table-cell>
          <table:table-cell office:value-type="float" office:value="19085" table:style-name="ce17">
            <text:p>19,085</text:p>
          </table:table-cell>
          <table:table-cell office:value-type="float" office:value="17622" table:style-name="ce17">
            <text:p>17,622</text:p>
          </table:table-cell>
          <table:table-cell office:value-type="float" office:value="4.5169062508459898" table:style-name="ce19">
            <text:p>4.52</text:p>
          </table:table-cell>
          <table:table-cell office:value-type="float" office:value="65220" table:style-name="ce17">
            <text:p>65,220</text:p>
          </table:table-cell>
          <table:table-cell office:value-type="float" office:value="33963" table:style-name="ce17">
            <text:p>33,963</text:p>
          </table:table-cell>
          <table:table-cell office:value-type="float" office:value="31257" table:style-name="ce17">
            <text:p>31,257</text:p>
          </table:table-cell>
          <table:table-cell office:value-type="float" office:value="8.0255162688363377" table:style-name="ce18">
            <text:p>8.03</text:p>
          </table:table-cell>
          <table:table-cell office:value-type="float" office:value="71295" table:style-name="ce17">
            <text:p>71,295</text:p>
          </table:table-cell>
          <table:table-cell office:value-type="float" office:value="37162" table:style-name="ce17">
            <text:p>37,162</text:p>
          </table:table-cell>
          <table:table-cell office:value-type="float" office:value="34133" table:style-name="ce17">
            <text:p>34,133</text:p>
          </table:table-cell>
          <table:table-cell office:value-type="float" office:value="8.7730632074008987" table:style-name="ce18">
            <text:p>8.77</text:p>
          </table:table-cell>
          <table:table-cell office:value-type="float" office:value="40668" table:style-name="ce17">
            <text:p>40,668</text:p>
          </table:table-cell>
          <table:table-cell office:value-type="float" office:value="21286" table:style-name="ce17">
            <text:p>21,286</text:p>
          </table:table-cell>
          <table:table-cell office:value-type="float" office:value="19382" table:style-name="ce17">
            <text:p>19,382</text:p>
          </table:table-cell>
          <table:table-cell office:value-type="float" office:value="5.0043191600894845" table:style-name="ce18">
            <text:p>5.00</text:p>
          </table:table-cell>
          <table:table-cell office:value-type="float" office:value="689121" table:style-name="ce17">
            <text:p>689,121</text:p>
          </table:table-cell>
          <table:table-cell office:value-type="float" office:value="349711" table:style-name="ce17">
            <text:p>349,711</text:p>
          </table:table-cell>
          <table:table-cell office:value-type="float" office:value="339410" table:style-name="ce17">
            <text:p>339,410</text:p>
          </table:table-cell>
          <table:table-cell office:value-type="float" office:value="84.798402279925881" table:style-name="ce18">
            <text:p>84.80</text:p>
          </table:table-cell>
          <table:table-cell office:value-type="float" office:value="146353" table:style-name="ce17">
            <text:p>146,353</text:p>
          </table:table-cell>
          <table:table-cell office:value-type="float" office:value="68356" table:style-name="ce17">
            <text:p>68,356</text:p>
          </table:table-cell>
          <table:table-cell office:value-type="float" office:value="77997" table:style-name="ce17">
            <text:p>77,997</text:p>
          </table:table-cell>
          <table:table-cell office:value-type="float" office:value="18.009174831232819" table:style-name="ce18">
            <text:p>18.01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臺東縣</text:p>
          </table:table-cell>
          <table:table-cell office:value-type="float" office:value="215261" table:style-name="ce17">
            <text:p>215,261</text:p>
          </table:table-cell>
          <table:table-cell office:value-type="float" office:value="110615" table:style-name="ce17">
            <text:p>110,615</text:p>
          </table:table-cell>
          <table:table-cell office:value-type="float" office:value="104646" table:style-name="ce17">
            <text:p>104,646</text:p>
          </table:table-cell>
          <table:table-cell office:value-type="float" office:value="7395" table:style-name="ce17">
            <text:p>7,395</text:p>
          </table:table-cell>
          <table:table-cell office:value-type="float" office:value="3893" table:style-name="ce17">
            <text:p>3,893</text:p>
          </table:table-cell>
          <table:table-cell office:value-type="float" office:value="3502" table:style-name="ce17">
            <text:p>3,502</text:p>
          </table:table-cell>
          <table:table-cell office:value-type="float" office:value="3.4353645109889857" table:style-name="ce18">
            <text:p>3.44</text:p>
          </table:table-cell>
          <table:table-cell office:value-type="float" office:value="10746" table:style-name="ce17">
            <text:p>10,746</text:p>
          </table:table-cell>
          <table:table-cell office:value-type="float" office:value="5593" table:style-name="ce17">
            <text:p>5,593</text:p>
          </table:table-cell>
          <table:table-cell office:value-type="float" office:value="5153" table:style-name="ce17">
            <text:p>5,153</text:p>
          </table:table-cell>
          <table:table-cell office:value-type="float" office:value="4.9920793827028582" table:style-name="ce19">
            <text:p>4.99</text:p>
          </table:table-cell>
          <table:table-cell office:value-type="float" office:value="19015" table:style-name="ce17">
            <text:p>19,015</text:p>
          </table:table-cell>
          <table:table-cell office:value-type="float" office:value="9937" table:style-name="ce17">
            <text:p>9,937</text:p>
          </table:table-cell>
          <table:table-cell office:value-type="float" office:value="9078" table:style-name="ce17">
            <text:p>9,078</text:p>
          </table:table-cell>
          <table:table-cell office:value-type="float" office:value="8.8334626337330047" table:style-name="ce18">
            <text:p>8.83</text:p>
          </table:table-cell>
          <table:table-cell office:value-type="float" office:value="20801" table:style-name="ce17">
            <text:p>20,801</text:p>
          </table:table-cell>
          <table:table-cell office:value-type="float" office:value="10910" table:style-name="ce17">
            <text:p>10,910</text:p>
          </table:table-cell>
          <table:table-cell office:value-type="float" office:value="9891" table:style-name="ce17">
            <text:p>9,891</text:p>
          </table:table-cell>
          <table:table-cell office:value-type="float" office:value="9.6631531025127622" table:style-name="ce18">
            <text:p>9.66</text:p>
          </table:table-cell>
          <table:table-cell office:value-type="float" office:value="11708" table:style-name="ce17">
            <text:p>11,708</text:p>
          </table:table-cell>
          <table:table-cell office:value-type="float" office:value="6213" table:style-name="ce17">
            <text:p>6,213</text:p>
          </table:table-cell>
          <table:table-cell office:value-type="float" office:value="5495" table:style-name="ce17">
            <text:p>5,495</text:p>
          </table:table-cell>
          <table:table-cell office:value-type="float" office:value="5.4389787281486202" table:style-name="ce18">
            <text:p>5.44</text:p>
          </table:table-cell>
          <table:table-cell office:value-type="float" office:value="179669" table:style-name="ce17">
            <text:p>179,669</text:p>
          </table:table-cell>
          <table:table-cell office:value-type="float" office:value="91967" table:style-name="ce17">
            <text:p>91,967</text:p>
          </table:table-cell>
          <table:table-cell office:value-type="float" office:value="87702" table:style-name="ce17">
            <text:p>87,702</text:p>
          </table:table-cell>
          <table:table-cell office:value-type="float" office:value="83.465653323175133" table:style-name="ce18">
            <text:p>83.47</text:p>
          </table:table-cell>
          <table:table-cell office:value-type="float" office:value="37584" table:style-name="ce17">
            <text:p>37,584</text:p>
          </table:table-cell>
          <table:table-cell office:value-type="float" office:value="16974" table:style-name="ce17">
            <text:p>16,974</text:p>
          </table:table-cell>
          <table:table-cell office:value-type="float" office:value="20610" table:style-name="ce17">
            <text:p>20,610</text:p>
          </table:table-cell>
          <table:table-cell office:value-type="float" office:value="17.459734926438138" table:style-name="ce18">
            <text:p>17.4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花蓮縣</text:p>
          </table:table-cell>
          <table:table-cell office:value-type="float" office:value="324372" table:style-name="ce17">
            <text:p>324,372</text:p>
          </table:table-cell>
          <table:table-cell office:value-type="float" office:value="164026" table:style-name="ce17">
            <text:p>164,026</text:p>
          </table:table-cell>
          <table:table-cell office:value-type="float" office:value="160346" table:style-name="ce17">
            <text:p>160,346</text:p>
          </table:table-cell>
          <table:table-cell office:value-type="float" office:value="11911" table:style-name="ce17">
            <text:p>11,911</text:p>
          </table:table-cell>
          <table:table-cell office:value-type="float" office:value="6216" table:style-name="ce17">
            <text:p>6,216</text:p>
          </table:table-cell>
          <table:table-cell office:value-type="float" office:value="5695" table:style-name="ce17">
            <text:p>5,695</text:p>
          </table:table-cell>
          <table:table-cell office:value-type="float" office:value="3.6720185466069823" table:style-name="ce18">
            <text:p>3.67</text:p>
          </table:table-cell>
          <table:table-cell office:value-type="float" office:value="17268" table:style-name="ce17">
            <text:p>17,268</text:p>
          </table:table-cell>
          <table:table-cell office:value-type="float" office:value="9019" table:style-name="ce17">
            <text:p>9,019</text:p>
          </table:table-cell>
          <table:table-cell office:value-type="float" office:value="8249" table:style-name="ce17">
            <text:p>8,249</text:p>
          </table:table-cell>
          <table:table-cell office:value-type="float" office:value="5.3235174429358887" table:style-name="ce19">
            <text:p>5.32</text:p>
          </table:table-cell>
          <table:table-cell office:value-type="float" office:value="30007" table:style-name="ce17">
            <text:p>30,007</text:p>
          </table:table-cell>
          <table:table-cell office:value-type="float" office:value="15726" table:style-name="ce17">
            <text:p>15,726</text:p>
          </table:table-cell>
          <table:table-cell office:value-type="float" office:value="14281" table:style-name="ce17">
            <text:p>14,281</text:p>
          </table:table-cell>
          <table:table-cell office:value-type="float" office:value="9.2507984659588374" table:style-name="ce18">
            <text:p>9.25</text:p>
          </table:table-cell>
          <table:table-cell office:value-type="float" office:value="32561" table:style-name="ce17">
            <text:p>32,561</text:p>
          </table:table-cell>
          <table:table-cell office:value-type="float" office:value="17063" table:style-name="ce17">
            <text:p>17,063</text:p>
          </table:table-cell>
          <table:table-cell office:value-type="float" office:value="15498" table:style-name="ce17">
            <text:p>15,498</text:p>
          </table:table-cell>
          <table:table-cell office:value-type="float" office:value="10.038166056256397" table:style-name="ce18">
            <text:p>10.04</text:p>
          </table:table-cell>
          <table:table-cell office:value-type="float" office:value="17008" table:style-name="ce17">
            <text:p>17,008</text:p>
          </table:table-cell>
          <table:table-cell office:value-type="float" office:value="8940" table:style-name="ce17">
            <text:p>8,940</text:p>
          </table:table-cell>
          <table:table-cell office:value-type="float" office:value="8068" table:style-name="ce17">
            <text:p>8,068</text:p>
          </table:table-cell>
          <table:table-cell office:value-type="float" office:value="5.2433625590371546" table:style-name="ce18">
            <text:p>5.24</text:p>
          </table:table-cell>
          <table:table-cell office:value-type="float" office:value="270283" table:style-name="ce17">
            <text:p>270,283</text:p>
          </table:table-cell>
          <table:table-cell office:value-type="float" office:value="135686" table:style-name="ce17">
            <text:p>135,686</text:p>
          </table:table-cell>
          <table:table-cell office:value-type="float" office:value="134597" table:style-name="ce17">
            <text:p>134,597</text:p>
          </table:table-cell>
          <table:table-cell office:value-type="float" office:value="83.325009556928464" table:style-name="ce18">
            <text:p>83.33</text:p>
          </table:table-cell>
          <table:table-cell office:value-type="float" office:value="56675" table:style-name="ce17">
            <text:p>56,675</text:p>
          </table:table-cell>
          <table:table-cell office:value-type="float" office:value="26019" table:style-name="ce17">
            <text:p>26,019</text:p>
          </table:table-cell>
          <table:table-cell office:value-type="float" office:value="30656" table:style-name="ce17">
            <text:p>30,656</text:p>
          </table:table-cell>
          <table:table-cell office:value-type="float" office:value="17.472223249848938" table:style-name="ce18">
            <text:p>17.47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澎湖縣</text:p>
          </table:table-cell>
          <table:table-cell office:value-type="float" office:value="105952" table:style-name="ce17">
            <text:p>105,952</text:p>
          </table:table-cell>
          <table:table-cell office:value-type="float" office:value="54516" table:style-name="ce17">
            <text:p>54,516</text:p>
          </table:table-cell>
          <table:table-cell office:value-type="float" office:value="51436" table:style-name="ce17">
            <text:p>51,436</text:p>
          </table:table-cell>
          <table:table-cell office:value-type="float" office:value="4357" table:style-name="ce17">
            <text:p>4,357</text:p>
          </table:table-cell>
          <table:table-cell office:value-type="float" office:value="2283" table:style-name="ce17">
            <text:p>2,283</text:p>
          </table:table-cell>
          <table:table-cell office:value-type="float" office:value="2074" table:style-name="ce17">
            <text:p>2,074</text:p>
          </table:table-cell>
          <table:table-cell office:value-type="float" office:value="4.1122395046813649" table:style-name="ce18">
            <text:p>4.11</text:p>
          </table:table-cell>
          <table:table-cell office:value-type="float" office:value="5739" table:style-name="ce17">
            <text:p>5,739</text:p>
          </table:table-cell>
          <table:table-cell office:value-type="float" office:value="3039" table:style-name="ce17">
            <text:p>3,039</text:p>
          </table:table-cell>
          <table:table-cell office:value-type="float" office:value="2700" table:style-name="ce17">
            <text:p>2,700</text:p>
          </table:table-cell>
          <table:table-cell office:value-type="float" office:value="5.4166037450921172" table:style-name="ce19">
            <text:p>5.42</text:p>
          </table:table-cell>
          <table:table-cell office:value-type="float" office:value="8899" table:style-name="ce17">
            <text:p>8,899</text:p>
          </table:table-cell>
          <table:table-cell office:value-type="float" office:value="4687" table:style-name="ce17">
            <text:p>4,687</text:p>
          </table:table-cell>
          <table:table-cell office:value-type="float" office:value="4212" table:style-name="ce17">
            <text:p>4,212</text:p>
          </table:table-cell>
          <table:table-cell office:value-type="float" office:value="8.3990863787375414" table:style-name="ce18">
            <text:p>8.40</text:p>
          </table:table-cell>
          <table:table-cell office:value-type="float" office:value="9512" table:style-name="ce17">
            <text:p>9,512</text:p>
          </table:table-cell>
          <table:table-cell office:value-type="float" office:value="5010" table:style-name="ce17">
            <text:p>5,010</text:p>
          </table:table-cell>
          <table:table-cell office:value-type="float" office:value="4502" table:style-name="ce17">
            <text:p>4,502</text:p>
          </table:table-cell>
          <table:table-cell office:value-type="float" office:value="8.9776502567200236" table:style-name="ce18">
            <text:p>8.98</text:p>
          </table:table-cell>
          <table:table-cell office:value-type="float" office:value="4615" table:style-name="ce17">
            <text:p>4,615</text:p>
          </table:table-cell>
          <table:table-cell office:value-type="float" office:value="2416" table:style-name="ce17">
            <text:p>2,416</text:p>
          </table:table-cell>
          <table:table-cell office:value-type="float" office:value="2199" table:style-name="ce17">
            <text:p>2,199</text:p>
          </table:table-cell>
          <table:table-cell office:value-type="float" office:value="4.3557459981878583" table:style-name="ce18">
            <text:p>4.36</text:p>
          </table:table-cell>
          <table:table-cell office:value-type="float" office:value="89690" table:style-name="ce17">
            <text:p>89,690</text:p>
          </table:table-cell>
          <table:table-cell office:value-type="float" office:value="45931" table:style-name="ce17">
            <text:p>45,931</text:p>
          </table:table-cell>
          <table:table-cell office:value-type="float" office:value="43759" table:style-name="ce17">
            <text:p>43,759</text:p>
          </table:table-cell>
          <table:table-cell office:value-type="float" office:value="84.651540320144974" table:style-name="ce18">
            <text:p>84.65</text:p>
          </table:table-cell>
          <table:table-cell office:value-type="float" office:value="18106" table:style-name="ce17">
            <text:p>18,106</text:p>
          </table:table-cell>
          <table:table-cell office:value-type="float" office:value="8418" table:style-name="ce17">
            <text:p>8,418</text:p>
          </table:table-cell>
          <table:table-cell office:value-type="float" office:value="9688" table:style-name="ce17">
            <text:p>9,688</text:p>
          </table:table-cell>
          <table:table-cell office:value-type="float" office:value="17.088870431893689" table:style-name="ce18">
            <text:p>17.0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基隆市</text:p>
          </table:table-cell>
          <table:table-cell office:value-type="float" office:value="367577" table:style-name="ce17">
            <text:p>367,577</text:p>
          </table:table-cell>
          <table:table-cell office:value-type="float" office:value="183304" table:style-name="ce17">
            <text:p>183,304</text:p>
          </table:table-cell>
          <table:table-cell office:value-type="float" office:value="184273" table:style-name="ce17">
            <text:p>184,273</text:p>
          </table:table-cell>
          <table:table-cell office:value-type="float" office:value="10860" table:style-name="ce17">
            <text:p>10,860</text:p>
          </table:table-cell>
          <table:table-cell office:value-type="float" office:value="5586" table:style-name="ce17">
            <text:p>5,586</text:p>
          </table:table-cell>
          <table:table-cell office:value-type="float" office:value="5274" table:style-name="ce17">
            <text:p>5,274</text:p>
          </table:table-cell>
          <table:table-cell office:value-type="float" office:value="2.9544830062816771" table:style-name="ce18">
            <text:p>2.95</text:p>
          </table:table-cell>
          <table:table-cell office:value-type="float" office:value="16110" table:style-name="ce17">
            <text:p>16,110</text:p>
          </table:table-cell>
          <table:table-cell office:value-type="float" office:value="8308" table:style-name="ce17">
            <text:p>8,308</text:p>
          </table:table-cell>
          <table:table-cell office:value-type="float" office:value="7802" table:style-name="ce17">
            <text:p>7,802</text:p>
          </table:table-cell>
          <table:table-cell office:value-type="float" office:value="4.3827551778266871" table:style-name="ce19">
            <text:p>4.38</text:p>
          </table:table-cell>
          <table:table-cell office:value-type="float" office:value="29029" table:style-name="ce17">
            <text:p>29,029</text:p>
          </table:table-cell>
          <table:table-cell office:value-type="float" office:value="14946" table:style-name="ce17">
            <text:p>14,946</text:p>
          </table:table-cell>
          <table:table-cell office:value-type="float" office:value="14083" table:style-name="ce17">
            <text:p>14,083</text:p>
          </table:table-cell>
          <table:table-cell office:value-type="float" office:value="7.897392927196206" table:style-name="ce18">
            <text:p>7.90</text:p>
          </table:table-cell>
          <table:table-cell office:value-type="float" office:value="31718" table:style-name="ce17">
            <text:p>31,718</text:p>
          </table:table-cell>
          <table:table-cell office:value-type="float" office:value="16382" table:style-name="ce17">
            <text:p>16,382</text:p>
          </table:table-cell>
          <table:table-cell office:value-type="float" office:value="15336" table:style-name="ce17">
            <text:p>15,336</text:p>
          </table:table-cell>
          <table:table-cell office:value-type="float" office:value="8.628940330869451" table:style-name="ce18">
            <text:p>8.63</text:p>
          </table:table-cell>
          <table:table-cell office:value-type="float" office:value="17705" table:style-name="ce17">
            <text:p>17,705</text:p>
          </table:table-cell>
          <table:table-cell office:value-type="float" office:value="9297" table:style-name="ce17">
            <text:p>9,297</text:p>
          </table:table-cell>
          <table:table-cell office:value-type="float" office:value="8408" table:style-name="ce17">
            <text:p>8,408</text:p>
          </table:table-cell>
          <table:table-cell office:value-type="float" office:value="4.81667786613417" table:style-name="ce18">
            <text:p>4.82</text:p>
          </table:table-cell>
          <table:table-cell office:value-type="float" office:value="313422" table:style-name="ce17">
            <text:p>313,422</text:p>
          </table:table-cell>
          <table:table-cell office:value-type="float" office:value="155131" table:style-name="ce17">
            <text:p>155,131</text:p>
          </table:table-cell>
          <table:table-cell office:value-type="float" office:value="158291" table:style-name="ce17">
            <text:p>158,291</text:p>
          </table:table-cell>
          <table:table-cell office:value-type="float" office:value="85.267032485710487" table:style-name="ce18">
            <text:p>85.27</text:p>
          </table:table-cell>
          <table:table-cell office:value-type="float" office:value="64407" table:style-name="ce17">
            <text:p>64,407</text:p>
          </table:table-cell>
          <table:table-cell office:value-type="float" office:value="29097" table:style-name="ce17">
            <text:p>29,097</text:p>
          </table:table-cell>
          <table:table-cell office:value-type="float" office:value="35310" table:style-name="ce17">
            <text:p>35,310</text:p>
          </table:table-cell>
          <table:table-cell office:value-type="float" office:value="17.522043000514177" table:style-name="ce18">
            <text:p>17.52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市</text:p>
          </table:table-cell>
          <table:table-cell office:value-type="float" office:value="451412" table:style-name="ce17">
            <text:p>451,412</text:p>
          </table:table-cell>
          <table:table-cell office:value-type="float" office:value="222717" table:style-name="ce17">
            <text:p>222,717</text:p>
          </table:table-cell>
          <table:table-cell office:value-type="float" office:value="228695" table:style-name="ce17">
            <text:p>228,695</text:p>
          </table:table-cell>
          <table:table-cell office:value-type="float" office:value="22518" table:style-name="ce17">
            <text:p>22,518</text:p>
          </table:table-cell>
          <table:table-cell office:value-type="float" office:value="11619" table:style-name="ce17">
            <text:p>11,619</text:p>
          </table:table-cell>
          <table:table-cell office:value-type="float" office:value="10899" table:style-name="ce17">
            <text:p>10,899</text:p>
          </table:table-cell>
          <table:table-cell office:value-type="float" office:value="4.9883476735221928" table:style-name="ce18">
            <text:p>4.99</text:p>
          </table:table-cell>
          <table:table-cell office:value-type="float" office:value="34201" table:style-name="ce17">
            <text:p>34,201</text:p>
          </table:table-cell>
          <table:table-cell office:value-type="float" office:value="17677" table:style-name="ce17">
            <text:p>17,677</text:p>
          </table:table-cell>
          <table:table-cell office:value-type="float" office:value="16524" table:style-name="ce17">
            <text:p>16,524</text:p>
          </table:table-cell>
          <table:table-cell office:value-type="float" office:value="7.5764490088876677" table:style-name="ce19">
            <text:p>7.58</text:p>
          </table:table-cell>
          <table:table-cell office:value-type="float" office:value="61074" table:style-name="ce17">
            <text:p>61,074</text:p>
          </table:table-cell>
          <table:table-cell office:value-type="float" office:value="31675" table:style-name="ce17">
            <text:p>31,675</text:p>
          </table:table-cell>
          <table:table-cell office:value-type="float" office:value="29399" table:style-name="ce17">
            <text:p>29,399</text:p>
          </table:table-cell>
          <table:table-cell office:value-type="float" office:value="13.529547287178897" table:style-name="ce18">
            <text:p>13.53</text:p>
          </table:table-cell>
          <table:table-cell office:value-type="float" office:value="66263" table:style-name="ce17">
            <text:p>66,263</text:p>
          </table:table-cell>
          <table:table-cell office:value-type="float" office:value="34510" table:style-name="ce17">
            <text:p>34,510</text:p>
          </table:table-cell>
          <table:table-cell office:value-type="float" office:value="31753" table:style-name="ce17">
            <text:p>31,753</text:p>
          </table:table-cell>
          <table:table-cell office:value-type="float" office:value="14.679051509485792" table:style-name="ce18">
            <text:p>14.68</text:p>
          </table:table-cell>
          <table:table-cell office:value-type="float" office:value="29572" table:style-name="ce17">
            <text:p>29,572</text:p>
          </table:table-cell>
          <table:table-cell office:value-type="float" office:value="15510" table:style-name="ce17">
            <text:p>15,510</text:p>
          </table:table-cell>
          <table:table-cell office:value-type="float" office:value="14062" table:style-name="ce17">
            <text:p>14,062</text:p>
          </table:table-cell>
          <table:table-cell office:value-type="float" office:value="6.5509999734167463" table:style-name="ce18">
            <text:p>6.55</text:p>
          </table:table-cell>
          <table:table-cell office:value-type="float" office:value="350357" table:style-name="ce17">
            <text:p>350,357</text:p>
          </table:table-cell>
          <table:table-cell office:value-type="float" office:value="170078" table:style-name="ce17">
            <text:p>170,078</text:p>
          </table:table-cell>
          <table:table-cell office:value-type="float" office:value="180279" table:style-name="ce17">
            <text:p>180,279</text:p>
          </table:table-cell>
          <table:table-cell office:value-type="float" office:value="77.613576954090718" table:style-name="ce18">
            <text:p>77.61</text:p>
          </table:table-cell>
          <table:table-cell office:value-type="float" office:value="59112" table:style-name="ce17">
            <text:p>59,112</text:p>
          </table:table-cell>
          <table:table-cell office:value-type="float" office:value="26227" table:style-name="ce17">
            <text:p>26,227</text:p>
          </table:table-cell>
          <table:table-cell office:value-type="float" office:value="32885" table:style-name="ce17">
            <text:p>32,885</text:p>
          </table:table-cell>
          <table:table-cell office:value-type="float" office:value="13.094911079014294" table:style-name="ce18">
            <text:p>13.09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市</text:p>
          </table:table-cell>
          <table:table-cell office:value-type="float" office:value="266005" table:style-name="ce17">
            <text:p>266,005</text:p>
          </table:table-cell>
          <table:table-cell office:value-type="float" office:value="128670" table:style-name="ce17">
            <text:p>128,670</text:p>
          </table:table-cell>
          <table:table-cell office:value-type="float" office:value="137335" table:style-name="ce17">
            <text:p>137,335</text:p>
          </table:table-cell>
          <table:table-cell office:value-type="float" office:value="9674" table:style-name="ce17">
            <text:p>9,674</text:p>
          </table:table-cell>
          <table:table-cell office:value-type="float" office:value="5049" table:style-name="ce17">
            <text:p>5,049</text:p>
          </table:table-cell>
          <table:table-cell office:value-type="float" office:value="4625" table:style-name="ce17">
            <text:p>4,625</text:p>
          </table:table-cell>
          <table:table-cell office:value-type="float" office:value="3.6367737448544197" table:style-name="ce18">
            <text:p>3.64</text:p>
          </table:table-cell>
          <table:table-cell office:value-type="float" office:value="14632" table:style-name="ce17">
            <text:p>14,632</text:p>
          </table:table-cell>
          <table:table-cell office:value-type="float" office:value="7584" table:style-name="ce17">
            <text:p>7,584</text:p>
          </table:table-cell>
          <table:table-cell office:value-type="float" office:value="7048" table:style-name="ce17">
            <text:p>7,048</text:p>
          </table:table-cell>
          <table:table-cell office:value-type="float" office:value="5.5006484840510517" table:style-name="ce19">
            <text:p>5.50</text:p>
          </table:table-cell>
          <table:table-cell office:value-type="float" office:value="27138" table:style-name="ce17">
            <text:p>27,138</text:p>
          </table:table-cell>
          <table:table-cell office:value-type="float" office:value="14163" table:style-name="ce17">
            <text:p>14,163</text:p>
          </table:table-cell>
          <table:table-cell office:value-type="float" office:value="12975" table:style-name="ce17">
            <text:p>12,975</text:p>
          </table:table-cell>
          <table:table-cell office:value-type="float" office:value="10.202063870979869" table:style-name="ce18">
            <text:p>10.20</text:p>
          </table:table-cell>
          <table:table-cell office:value-type="float" office:value="29822" table:style-name="ce17">
            <text:p>29,822</text:p>
          </table:table-cell>
          <table:table-cell office:value-type="float" office:value="15616" table:style-name="ce17">
            <text:p>15,616</text:p>
          </table:table-cell>
          <table:table-cell office:value-type="float" office:value="14206" table:style-name="ce17">
            <text:p>14,206</text:p>
          </table:table-cell>
          <table:table-cell office:value-type="float" office:value="11.211067461137949" table:style-name="ce18">
            <text:p>11.21</text:p>
          </table:table-cell>
          <table:table-cell office:value-type="float" office:value="16313" table:style-name="ce17">
            <text:p>16,313</text:p>
          </table:table-cell>
          <table:table-cell office:value-type="float" office:value="8528" table:style-name="ce17">
            <text:p>8,528</text:p>
          </table:table-cell>
          <table:table-cell office:value-type="float" office:value="7785" table:style-name="ce17">
            <text:p>7,785</text:p>
          </table:table-cell>
          <table:table-cell office:value-type="float" office:value="6.132591492641116" table:style-name="ce18">
            <text:p>6.13</text:p>
          </table:table-cell>
          <table:table-cell office:value-type="float" office:value="216243" table:style-name="ce17">
            <text:p>216,243</text:p>
          </table:table-cell>
          <table:table-cell office:value-type="float" office:value="102678" table:style-name="ce17">
            <text:p>102,678</text:p>
          </table:table-cell>
          <table:table-cell office:value-type="float" office:value="113565" table:style-name="ce17">
            <text:p>113,565</text:p>
          </table:table-cell>
          <table:table-cell office:value-type="float" office:value="81.292832841487936" table:style-name="ce18">
            <text:p>81.29</text:p>
          </table:table-cell>
          <table:table-cell office:value-type="float" office:value="43321" table:style-name="ce17">
            <text:p>43,321</text:p>
          </table:table-cell>
          <table:table-cell office:value-type="float" office:value="19062" table:style-name="ce17">
            <text:p>19,062</text:p>
          </table:table-cell>
          <table:table-cell office:value-type="float" office:value="24259" table:style-name="ce17">
            <text:p>24,259</text:p>
          </table:table-cell>
          <table:table-cell office:value-type="float" office:value="16.285784101802598" table:style-name="ce18">
            <text:p>16.29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153876" table:style-name="ce13">
            <text:p>153,876</text:p>
          </table:table-cell>
          <table:table-cell office:value-type="float" office:value="77851" table:style-name="ce13">
            <text:p>77,851</text:p>
          </table:table-cell>
          <table:table-cell office:value-type="float" office:value="76025" table:style-name="ce13">
            <text:p>76,025</text:p>
          </table:table-cell>
          <table:table-cell office:value-type="float" office:value="5440" table:style-name="ce13">
            <text:p>5,440</text:p>
          </table:table-cell>
          <table:table-cell office:value-type="float" office:value="2809" table:style-name="ce13">
            <text:p>2,809</text:p>
          </table:table-cell>
          <table:table-cell office:value-type="float" office:value="2631" table:style-name="ce13">
            <text:p>2,631</text:p>
          </table:table-cell>
          <table:table-cell office:value-type="float" office:value="3.5353141490550835" table:style-name="ce14">
            <text:p>3.54</text:p>
          </table:table-cell>
          <table:table-cell office:value-type="float" office:value="7299" table:style-name="ce13">
            <text:p>7,299</text:p>
          </table:table-cell>
          <table:table-cell office:value-type="float" office:value="3772" table:style-name="ce13">
            <text:p>3,772</text:p>
          </table:table-cell>
          <table:table-cell office:value-type="float" office:value="3527" table:style-name="ce13">
            <text:p>3,527</text:p>
          </table:table-cell>
          <table:table-cell office:value-type="float" office:value="4.7434297746237233" table:style-name="ce15">
            <text:p>4.74</text:p>
          </table:table-cell>
          <table:table-cell office:value-type="float" office:value="11586" table:style-name="ce13">
            <text:p>11,586</text:p>
          </table:table-cell>
          <table:table-cell office:value-type="float" office:value="6016" table:style-name="ce13">
            <text:p>6,016</text:p>
          </table:table-cell>
          <table:table-cell office:value-type="float" office:value="5570" table:style-name="ce13">
            <text:p>5,570</text:p>
          </table:table-cell>
          <table:table-cell office:value-type="float" office:value="7.5294392887779766" table:style-name="ce14">
            <text:p>7.53</text:p>
          </table:table-cell>
          <table:table-cell office:value-type="float" office:value="12393" table:style-name="ce13">
            <text:p>12,393</text:p>
          </table:table-cell>
          <table:table-cell office:value-type="float" office:value="6427" table:style-name="ce13">
            <text:p>6,427</text:p>
          </table:table-cell>
          <table:table-cell office:value-type="float" office:value="5966" table:style-name="ce13">
            <text:p>5,966</text:p>
          </table:table-cell>
          <table:table-cell office:value-type="float" office:value="8.0538875458161119" table:style-name="ce14">
            <text:p>8.05</text:p>
          </table:table-cell>
          <table:table-cell office:value-type="float" office:value="5555" table:style-name="ce13">
            <text:p>5,555</text:p>
          </table:table-cell>
          <table:table-cell office:value-type="float" office:value="2939" table:style-name="ce13">
            <text:p>2,939</text:p>
          </table:table-cell>
          <table:table-cell office:value-type="float" office:value="2616" table:style-name="ce13">
            <text:p>2,616</text:p>
          </table:table-cell>
          <table:table-cell office:value-type="float" office:value="3.610049650367829" table:style-name="ce14">
            <text:p>3.61</text:p>
          </table:table-cell>
          <table:table-cell office:value-type="float" office:value="133164" table:style-name="ce13">
            <text:p>133,164</text:p>
          </table:table-cell>
          <table:table-cell office:value-type="float" office:value="67023" table:style-name="ce13">
            <text:p>67,023</text:p>
          </table:table-cell>
          <table:table-cell office:value-type="float" office:value="66141" table:style-name="ce13">
            <text:p>66,141</text:p>
          </table:table-cell>
          <table:table-cell office:value-type="float" office:value="86.539811276612326" table:style-name="ce14">
            <text:p>86.54</text:p>
          </table:table-cell>
          <table:table-cell office:value-type="float" office:value="21995" table:style-name="ce13">
            <text:p>21,995</text:p>
          </table:table-cell>
          <table:table-cell office:value-type="float" office:value="10675" table:style-name="ce13">
            <text:p>10,675</text:p>
          </table:table-cell>
          <table:table-cell office:value-type="float" office:value="11320" table:style-name="ce13">
            <text:p>11,320</text:p>
          </table:table-cell>
          <table:table-cell office:value-type="float" office:value="14.293976968468117" table:style-name="ce14">
            <text:p>14.2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金門縣</text:p>
          </table:table-cell>
          <table:table-cell office:value-type="float" office:value="140597" table:style-name="ce17">
            <text:p>140,597</text:p>
          </table:table-cell>
          <table:table-cell office:value-type="float" office:value="70183" table:style-name="ce17">
            <text:p>70,183</text:p>
          </table:table-cell>
          <table:table-cell office:value-type="float" office:value="70414" table:style-name="ce17">
            <text:p>70,414</text:p>
          </table:table-cell>
          <table:table-cell office:value-type="float" office:value="4858" table:style-name="ce17">
            <text:p>4,858</text:p>
          </table:table-cell>
          <table:table-cell office:value-type="float" office:value="2487" table:style-name="ce17">
            <text:p>2,487</text:p>
          </table:table-cell>
          <table:table-cell office:value-type="float" office:value="2371" table:style-name="ce17">
            <text:p>2,371</text:p>
          </table:table-cell>
          <table:table-cell office:value-type="float" office:value="3.4552657595823524" table:style-name="ce18">
            <text:p>3.46</text:p>
          </table:table-cell>
          <table:table-cell office:value-type="float" office:value="6513" table:style-name="ce17">
            <text:p>6,513</text:p>
          </table:table-cell>
          <table:table-cell office:value-type="float" office:value="3350" table:style-name="ce17">
            <text:p>3,350</text:p>
          </table:table-cell>
          <table:table-cell office:value-type="float" office:value="3163" table:style-name="ce17">
            <text:p>3,163</text:p>
          </table:table-cell>
          <table:table-cell office:value-type="float" office:value="4.6323890267928904" table:style-name="ce19">
            <text:p>4.63</text:p>
          </table:table-cell>
          <table:table-cell office:value-type="float" office:value="10346" table:style-name="ce17">
            <text:p>10,346</text:p>
          </table:table-cell>
          <table:table-cell office:value-type="float" office:value="5351" table:style-name="ce17">
            <text:p>5,351</text:p>
          </table:table-cell>
          <table:table-cell office:value-type="float" office:value="4995" table:style-name="ce17">
            <text:p>4,995</text:p>
          </table:table-cell>
          <table:table-cell office:value-type="float" office:value="7.358620738707085" table:style-name="ce18">
            <text:p>7.36</text:p>
          </table:table-cell>
          <table:table-cell office:value-type="float" office:value="11071" table:style-name="ce17">
            <text:p>11,071</text:p>
          </table:table-cell>
          <table:table-cell office:value-type="float" office:value="5719" table:style-name="ce17">
            <text:p>5,719</text:p>
          </table:table-cell>
          <table:table-cell office:value-type="float" office:value="5352" table:style-name="ce17">
            <text:p>5,352</text:p>
          </table:table-cell>
          <table:table-cell office:value-type="float" office:value="7.8742789675455382" table:style-name="ce18">
            <text:p>7.87</text:p>
          </table:table-cell>
          <table:table-cell office:value-type="float" office:value="5011" table:style-name="ce17">
            <text:p>5,011</text:p>
          </table:table-cell>
          <table:table-cell office:value-type="float" office:value="2641" table:style-name="ce17">
            <text:p>2,641</text:p>
          </table:table-cell>
          <table:table-cell office:value-type="float" office:value="2370" table:style-name="ce17">
            <text:p>2,370</text:p>
          </table:table-cell>
          <table:table-cell office:value-type="float" office:value="3.5640874271855019" table:style-name="ce18">
            <text:p>3.56</text:p>
          </table:table-cell>
          <table:table-cell office:value-type="float" office:value="121946" table:style-name="ce17">
            <text:p>121,946</text:p>
          </table:table-cell>
          <table:table-cell office:value-type="float" office:value="60474" table:style-name="ce17">
            <text:p>60,474</text:p>
          </table:table-cell>
          <table:table-cell office:value-type="float" office:value="61472" table:style-name="ce17">
            <text:p>61,472</text:p>
          </table:table-cell>
          <table:table-cell office:value-type="float" office:value="86.734425343357259" table:style-name="ce18">
            <text:p>86.73</text:p>
          </table:table-cell>
          <table:table-cell office:value-type="float" office:value="20319" table:style-name="ce17">
            <text:p>20,319</text:p>
          </table:table-cell>
          <table:table-cell office:value-type="float" office:value="9768" table:style-name="ce17">
            <text:p>9,768</text:p>
          </table:table-cell>
          <table:table-cell office:value-type="float" office:value="10551" table:style-name="ce17">
            <text:p>10,551</text:p>
          </table:table-cell>
          <table:table-cell office:value-type="float" office:value="14.451944209335904" table:style-name="ce18">
            <text:p>14.4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連江縣</text:p>
          </table:table-cell>
          <table:table-cell office:value-type="float" office:value="13279" table:style-name="ce17">
            <text:p>13,279</text:p>
          </table:table-cell>
          <table:table-cell office:value-type="float" office:value="7668" table:style-name="ce17">
            <text:p>7,668</text:p>
          </table:table-cell>
          <table:table-cell office:value-type="float" office:value="5611" table:style-name="ce17">
            <text:p>5,611</text:p>
          </table:table-cell>
          <table:table-cell office:value-type="float" office:value="582" table:style-name="ce17">
            <text:p>582</text:p>
          </table:table-cell>
          <table:table-cell office:value-type="float" office:value="322" table:style-name="ce17">
            <text:p>322</text:p>
          </table:table-cell>
          <table:table-cell office:value-type="float" office:value="260" table:style-name="ce17">
            <text:p>260</text:p>
          </table:table-cell>
          <table:table-cell office:value-type="float" office:value="4.382860155132164" table:style-name="ce18">
            <text:p>4.38</text:p>
          </table:table-cell>
          <table:table-cell office:value-type="float" office:value="786" table:style-name="ce17">
            <text:p>786</text:p>
          </table:table-cell>
          <table:table-cell office:value-type="float" office:value="422" table:style-name="ce17">
            <text:p>422</text:p>
          </table:table-cell>
          <table:table-cell office:value-type="float" office:value="364" table:style-name="ce17">
            <text:p>364</text:p>
          </table:table-cell>
          <table:table-cell office:value-type="float" office:value="5.9191204156939525" table:style-name="ce19">
            <text:p>5.92</text:p>
          </table:table-cell>
          <table:table-cell office:value-type="float" office:value="1240" table:style-name="ce17">
            <text:p>1,240</text:p>
          </table:table-cell>
          <table:table-cell office:value-type="float" office:value="665" table:style-name="ce17">
            <text:p>665</text:p>
          </table:table-cell>
          <table:table-cell office:value-type="float" office:value="575" table:style-name="ce17">
            <text:p>575</text:p>
          </table:table-cell>
          <table:table-cell office:value-type="float" office:value="9.3380525641991117" table:style-name="ce18">
            <text:p>9.34</text:p>
          </table:table-cell>
          <table:table-cell office:value-type="float" office:value="1322" table:style-name="ce17">
            <text:p>1,322</text:p>
          </table:table-cell>
          <table:table-cell office:value-type="float" office:value="708" table:style-name="ce17">
            <text:p>708</text:p>
          </table:table-cell>
          <table:table-cell office:value-type="float" office:value="614" table:style-name="ce17">
            <text:p>614</text:p>
          </table:table-cell>
          <table:table-cell office:value-type="float" office:value="9.9555689434445362" table:style-name="ce18">
            <text:p>9.96</text:p>
          </table:table-cell>
          <table:table-cell office:value-type="float" office:value="544" table:style-name="ce17">
            <text:p>544</text:p>
          </table:table-cell>
          <table:table-cell office:value-type="float" office:value="298" table:style-name="ce17">
            <text:p>298</text:p>
          </table:table-cell>
          <table:table-cell office:value-type="float" office:value="246" table:style-name="ce17">
            <text:p>246</text:p>
          </table:table-cell>
          <table:table-cell office:value-type="float" office:value="4.0966940281647712" table:style-name="ce18">
            <text:p>4.10</text:p>
          </table:table-cell>
          <table:table-cell office:value-type="float" office:value="11218" table:style-name="ce17">
            <text:p>11,218</text:p>
          </table:table-cell>
          <table:table-cell office:value-type="float" office:value="6549" table:style-name="ce17">
            <text:p>6,549</text:p>
          </table:table-cell>
          <table:table-cell office:value-type="float" office:value="4669" table:style-name="ce17">
            <text:p>4,669</text:p>
          </table:table-cell>
          <table:table-cell office:value-type="float" office:value="84.479252955794863" table:style-name="ce18">
            <text:p>84.48</text:p>
          </table:table-cell>
          <table:table-cell office:value-type="float" office:value="1676" table:style-name="ce17">
            <text:p>1,676</text:p>
          </table:table-cell>
          <table:table-cell office:value-type="float" office:value="907" table:style-name="ce17">
            <text:p>907</text:p>
          </table:table-cell>
          <table:table-cell office:value-type="float" office:value="769" table:style-name="ce17">
            <text:p>769</text:p>
          </table:table-cell>
          <table:table-cell office:value-type="float" office:value="12.621432336772347" table:style-name="ce18">
            <text:p>12.62</text:p>
          </table:table-cell>
          <table:table-cell table:number-columns-repeated="16352" table:style-name="ce20"/>
        </table:table-row>
        <table:table-row table:style-name="ro8">
          <table:table-cell table:style-name="ce21"/>
          <table:table-cell table:style-name="ce22"/>
          <table:table-cell table:number-columns-repeated="2" table:style-name="ce23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5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number-columns-repeated="16352"/>
        </table:table-row>
        <table:table-row table:style-name="ro9">
          <table:table-cell office:value-type="string" table:style-name="ce26">
            <text:p>說明：本表各年齡結構指標項目係屬部分統計，各年齡指標欄位合計數不等於總人口數。</text:p>
          </table:table-cell>
          <table:table-cell table:number-columns-repeated="6" table:style-name="ce27"/>
          <table:table-cell table:number-columns-repeated="17" table:style-name="ce28"/>
          <table:table-cell table:number-columns-repeated="3" table:style-name="ce29"/>
          <table:table-cell table:number-columns-repeated="4" table:style-name="ce30"/>
          <table:table-cell office:value-type="string" table:style-name="ce31">
            <text:p><text:s text:c="16"/>內政部戶政司 <text:s/>110年1月8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月報/06速(月)報套印/10912/上網各月速報公式(12月).xls'#01-年月別" table:style-name="ta2">
        <table:table-source xlink:href="file:///C:/Users/moi1849/Desktop/123/3/月報/06速(月)報套印/10912/上網各月速報公式(1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1-縣市別" table:style-name="ta2">
        <table:table-source xlink:href="file:///C:/Users/moi1849/Desktop/123/3/月報/06速(月)報套印/109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1-年齡結構" table:style-name="ta2">
        <table:table-source xlink:href="file:///C:/Users/moi1849/Desktop/123/3/月報/06速(月)報套印/109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1資料分析_" table:style-name="ta2">
        <table:table-source xlink:href="file:///C:/Users/moi1849/Desktop/123/3/月報/06速(月)報套印/10912/上網各月速報公式(12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2-年月別" table:style-name="ta2">
        <table:table-source xlink:href="file:///C:/Users/moi1849/Desktop/123/3/月報/06速(月)報套印/109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2-縣市別" table:style-name="ta2">
        <table:table-source xlink:href="file:///C:/Users/moi1849/Desktop/123/3/月報/06速(月)報套印/109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4-單一年齡" table:style-name="ta2">
        <table:table-source xlink:href="file:///C:/Users/moi1849/Desktop/123/3/月報/06速(月)報套印/109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5-年齡結構" table:style-name="ta2">
        <table:table-source xlink:href="file:///C:/Users/moi1849/Desktop/123/3/月報/06速(月)報套印/109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6-人口增加&amp;生死結離" table:style-name="ta2">
        <table:table-source xlink:href="file:///C:/Users/moi1849/Desktop/123/3/月報/06速(月)報套印/109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7-年月別" table:style-name="ta2">
        <table:table-source xlink:href="file:///C:/Users/moi1849/Desktop/123/3/月報/06速(月)報套印/109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07-縣市別" table:style-name="ta2">
        <table:table-source xlink:href="file:///C:/Users/moi1849/Desktop/123/3/月報/06速(月)報套印/109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10-年月別" table:style-name="ta2">
        <table:table-source xlink:href="file:///C:/Users/moi1849/Desktop/123/3/月報/06速(月)報套印/109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10-縣市別" table:style-name="ta2">
        <table:table-source xlink:href="file:///C:/Users/moi1849/Desktop/123/3/月報/06速(月)報套印/109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0912/上網各月速報公式(12月).xls'#11-遷徙" table:style-name="ta2">
        <table:table-source xlink:href="file:///C:/Users/moi1849/Desktop/123/3/月報/06速(月)報套印/109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1-03T04:44:40Z</meta:creation-date>
    <dc:date>2021-01-03T06:09:33Z</dc:date>
  </office:meta>
</office:document-meta>
</file>